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5.501cm" table:align="left"/>
    </style:style>
    <style:style style:name="Table1.A" style:family="table-column">
      <style:table-column-properties style:column-width="4.549cm"/>
    </style:style>
    <style:style style:name="Table1.B" style:family="table-column">
      <style:table-column-properties style:column-width="2.588cm"/>
    </style:style>
    <style:style style:name="Table1.C" style:family="table-column">
      <style:table-column-properties style:column-width="5.861cm"/>
    </style:style>
    <style:style style:name="Table1.D" style:family="table-column">
      <style:table-column-properties style:column-width="2.503cm"/>
    </style:style>
    <style:style style:name="Table1.A1" style:family="table-cell">
      <style:table-cell-properties style:vertical-align="middle" fo:padding="0.049cm" fo:border="none"/>
    </style:style>
    <style:style style:name="P1" style:family="paragraph" style:parent-style-name="Heading_20_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 style:family="paragraph" style:parent-style-name="Heading_20_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 style:family="paragraph" style:parent-style-name="Heading_20_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 style:family="paragraph" style:parent-style-name="Heading_20_3">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5" style:family="paragraph" style:parent-style-name="Heading_20_3">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6" style:family="paragraph" style:parent-style-name="Heading_20_3">
      <style:text-properties fo:font-weight="normal" officeooo:paragraph-rsid="000b3d44" style:font-weight-asian="normal" style:font-weight-complex="normal"/>
    </style:style>
    <style:style style:name="P7" style:family="paragraph" style:parent-style-name="Heading_20_3">
      <style:text-properties fo:font-weight="bold" officeooo:paragraph-rsid="000b3d44" style:font-weight-asian="bold" style:font-weight-complex="bold"/>
    </style:style>
    <style:style style:name="P8" style:family="paragraph" style:parent-style-name="Heading_20_3">
      <style:text-properties officeooo:paragraph-rsid="000b3d44"/>
    </style:style>
    <style:style style:name="P9" style:family="paragraph" style:parent-style-name="Heading_20_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 style:family="paragraph" style:parent-style-name="Heading_20_4">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11" style:family="paragraph" style:parent-style-name="Heading_20_4">
      <style:text-properties officeooo:paragraph-rsid="000b3d44"/>
    </style:style>
    <style:style style:name="P12" style:family="paragraph" style:parent-style-name="Horizontal_20_Lin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 style:family="paragraph" style:parent-style-name="Quotations">
      <style:text-properties officeooo:paragraph-rsid="000b3d44"/>
    </style:style>
    <style:style style:name="P14" style:family="paragraph" style:parent-style-name="Standard">
      <style:paragraph-properties fo:text-align="justify" style:justify-single-word="false"/>
      <style:text-properties style:font-name="Times New Roman" fo:font-size="12pt" fo:font-weight="normal" officeooo:rsid="000f6b77" officeooo:paragraph-rsid="0009c92c" style:font-name-asian="Times New Roman" style:font-size-asian="12pt" style:font-weight-asian="normal" style:font-name-complex="Times New Roman"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0f6b77" officeooo:paragraph-rsid="000b3d44" style:font-name-asian="Times New Roman" style:font-size-asian="12pt" style:font-weight-asian="normal" style:font-name-complex="Times New Roman"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173cb4" officeooo:paragraph-rsid="0009c92c" style:font-name-asian="Times New Roman" style:font-size-asian="12pt" style:font-weight-asian="normal" style:font-name-complex="Times New Roman"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14dd27" officeooo:paragraph-rsid="0009c92c" style:font-name-asian="Times New Roman" style:font-size-asian="12pt" style:font-weight-asian="normal" style:font-name-complex="Times New Roman" style:font-size-complex="12pt" style:font-weight-complex="normal"/>
    </style:style>
    <style:style style:name="P18" style:family="paragraph" style:parent-style-name="Standard">
      <style:paragraph-properties fo:text-align="start" style:justify-single-word="false">
        <style:tab-stops/>
      </style:paragraph-propertie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9" style:family="paragraph" style:parent-style-name="Standard">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0" style:family="paragraph" style:parent-style-name="Table_20_Content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1" style:family="paragraph" style:parent-style-name="Table_20_Contents">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22" style:family="paragraph" style:parent-style-name="Table_20_Contents">
      <style:text-properties officeooo:paragraph-rsid="000b3d44"/>
    </style:style>
    <style:style style:name="P23" style:family="paragraph" style:parent-style-name="Table_20_Contents">
      <style:text-properties officeooo:paragraph-rsid="000d1028"/>
    </style:style>
    <style:style style:name="P24" style:family="paragraph" style:parent-style-name="Table_20_Heading">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5" style:family="paragraph" style:parent-style-name="Table_20_Heading">
      <style:text-properties officeooo:paragraph-rsid="000b3d44"/>
    </style:style>
    <style:style style:name="P26" style:family="paragraph" style:parent-style-name="Table_20_Heading">
      <style:text-properties officeooo:paragraph-rsid="000d1028"/>
    </style:style>
    <style:style style:name="P27" style:family="paragraph" style:parent-style-name="Text_20_body">
      <style:paragraph-properties fo:text-align="start" style:justify-single-word="false"/>
      <style:text-properties officeooo:rsid="000f6b77" officeooo:paragraph-rsid="0009c92c"/>
    </style:style>
    <style:style style:name="P28" style:family="paragraph" style:parent-style-name="Text_20_body">
      <style:paragraph-properties fo:text-align="justify" style:justify-single-word="false"/>
      <style:text-properties officeooo:rsid="000f6b77" officeooo:paragraph-rsid="000b3d44"/>
    </style:style>
    <style:style style:name="P29" style:family="paragraph" style:parent-style-name="Text_20_body">
      <style:text-properties officeooo:paragraph-rsid="0009c92c"/>
    </style:style>
    <style:style style:name="P30" style:family="paragraph" style:parent-style-name="Text_20_body" style:list-style-name="L1">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1" style:family="paragraph" style:parent-style-name="Text_20_body" style:list-style-name="L1">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32" style:family="paragraph" style:parent-style-name="Text_20_body" style:list-style-name="L162">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3" style:family="paragraph" style:parent-style-name="Text_20_body" style:list-style-name="L163">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4" style:family="paragraph" style:parent-style-name="Text_20_body" style:list-style-name="L164">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5" style:family="paragraph" style:parent-style-name="Text_20_body">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6" style:family="paragraph" style:parent-style-name="Text_20_body" style:list-style-name="L328">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37" style:family="paragraph" style:parent-style-name="Text_20_body" style:list-style-name="L329">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38" style:family="paragraph" style:parent-style-name="Text_20_body" style:list-style-name="L330">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39" style:family="paragraph" style:parent-style-name="Text_20_body">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40" style:family="paragraph" style:parent-style-name="Text_20_body">
      <style:paragraph-properties fo:text-align="justify" style:justify-single-word="false"/>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41" style:family="paragraph" style:parent-style-name="Text_20_body">
      <style:paragraph-properties fo:text-align="justify" style:justify-single-word="false"/>
      <style:text-properties style:font-name="Times New Roman" fo:font-size="12pt" fo:font-weight="normal" officeooo:rsid="003a087c" officeooo:paragraph-rsid="000b3d44" style:font-name-asian="Times New Roman" style:font-size-asian="12pt" style:font-weight-asian="normal" style:font-name-complex="Times New Roman" style:font-size-complex="12pt" style:font-weight-complex="normal"/>
    </style:style>
    <style:style style:name="P42" style:family="paragraph" style:parent-style-name="Text_20_body">
      <style:paragraph-properties fo:text-align="justify" style:justify-single-word="false"/>
      <style:text-properties style:font-name="Times New Roman" fo:font-size="12pt" fo:font-weight="normal" officeooo:rsid="003a087c" officeooo:paragraph-rsid="000c802c" style:font-name-asian="Times New Roman" style:font-size-asian="12pt" style:font-weight-asian="normal" style:font-name-complex="Times New Roman" style:font-size-complex="12pt" style:font-weight-complex="normal"/>
    </style:style>
    <style:style style:name="P43" style:family="paragraph" style:parent-style-name="Text_20_body">
      <style:paragraph-properties fo:text-align="justify" style:justify-single-word="false"/>
      <style:text-properties style:font-name="Times New Roman" fo:font-size="12pt" fo:font-weight="normal" officeooo:rsid="003eafc7" officeooo:paragraph-rsid="000b3d44" style:font-name-asian="Times New Roman" style:font-size-asian="12pt" style:font-weight-asian="normal" style:font-name-complex="Times New Roman" style:font-size-complex="12pt" style:font-weight-complex="normal"/>
    </style:style>
    <style:style style:name="P44" style:family="paragraph" style:parent-style-name="Text_20_body">
      <style:paragraph-properties fo:text-align="justify" style:justify-single-word="false"/>
      <style:text-properties style:font-name="Times New Roman" fo:font-size="12pt" fo:font-weight="normal" officeooo:rsid="003eafc7" officeooo:paragraph-rsid="000d1028" style:font-name-asian="Times New Roman" style:font-size-asian="12pt" style:font-weight-asian="normal" style:font-name-complex="Times New Roman" style:font-size-complex="12pt" style:font-weight-complex="normal"/>
    </style:style>
    <style:style style:name="P45" style:family="paragraph" style:parent-style-name="Text_20_body">
      <style:paragraph-properties fo:text-align="justify" style:justify-single-word="false"/>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46" style:family="paragraph" style:parent-style-name="Text_20_body">
      <style:paragraph-properties fo:text-align="justify" style:justify-single-word="false"/>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47" style:family="paragraph" style:parent-style-name="Text_20_body">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48" style:family="paragraph" style:parent-style-name="Text_20_body">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49" style:family="paragraph" style:parent-style-name="Text_20_body">
      <style:text-properties style:font-name="Times New Roman" fo:font-size="12pt" fo:font-weight="normal" officeooo:rsid="0073874a" officeooo:paragraph-rsid="000b3d44" style:font-name-asian="Times New Roman" style:font-size-asian="12pt" style:font-weight-asian="normal" style:font-name-complex="Times New Roman" style:font-size-complex="12pt" style:font-weight-complex="normal"/>
    </style:style>
    <style:style style:name="P50" style:family="paragraph" style:parent-style-name="Text_20_body">
      <style:text-properties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51" style:family="paragraph" style:parent-style-name="Text_20_body">
      <style:text-properties style:font-name="Times New Roman" fo:font-size="12pt" fo:font-weight="normal" officeooo:rsid="00828778" officeooo:paragraph-rsid="000b3d44" style:font-name-asian="Times New Roman" style:font-size-asian="12pt" style:font-weight-asian="normal" style:font-name-complex="Times New Roman" style:font-size-complex="12pt" style:font-weight-complex="normal"/>
    </style:style>
    <style:style style:name="P52" style:family="paragraph" style:parent-style-name="Text_20_body" style:list-style-name="L16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3" style:family="paragraph" style:parent-style-name="Text_20_body" style:list-style-name="L1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4" style:family="paragraph" style:parent-style-name="Text_20_body" style:list-style-name="L18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5" style:family="paragraph" style:parent-style-name="Text_20_body" style:list-style-name="L18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6" style:family="paragraph" style:parent-style-name="Text_20_body" style:list-style-name="L18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7" style:family="paragraph" style:parent-style-name="Text_20_body" style:list-style-name="L18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8" style:family="paragraph" style:parent-style-name="Text_20_body" style:list-style-name="L19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9" style:family="paragraph" style:parent-style-name="Text_20_body" style:list-style-name="L19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0" style:family="paragraph" style:parent-style-name="Text_20_body" style:list-style-name="L20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1" style:family="paragraph" style:parent-style-name="Text_20_body" style:list-style-name="L20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2" style:family="paragraph" style:parent-style-name="Text_20_body" style:list-style-name="L2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3" style:family="paragraph" style:parent-style-name="Text_20_body" style:list-style-name="L2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4" style:family="paragraph" style:parent-style-name="Text_20_body" style:list-style-name="L20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5" style:family="paragraph" style:parent-style-name="Text_20_body" style:list-style-name="L20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6" style:family="paragraph" style:parent-style-name="Text_20_body" style:list-style-name="L2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7" style:family="paragraph" style:parent-style-name="Text_20_body" style:list-style-name="L2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8" style:family="paragraph" style:parent-style-name="Text_20_body" style:list-style-name="L2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9" style:family="paragraph" style:parent-style-name="Text_20_body" style:list-style-name="L2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0" style:family="paragraph" style:parent-style-name="Text_20_body" style:list-style-name="L2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1" style:family="paragraph" style:parent-style-name="Text_20_body" style:list-style-name="L2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2" style:family="paragraph" style:parent-style-name="Text_20_body" style:list-style-name="L2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3" style:family="paragraph" style:parent-style-name="Text_20_body" style:list-style-name="L2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4" style:family="paragraph" style:parent-style-name="Text_20_body" style:list-style-name="L2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5" style:family="paragraph" style:parent-style-name="Text_20_body" style:list-style-name="L2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6" style:family="paragraph" style:parent-style-name="Text_20_body" style:list-style-name="L2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7" style:family="paragraph" style:parent-style-name="Text_20_body" style:list-style-name="L22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8" style:family="paragraph" style:parent-style-name="Text_20_body" style:list-style-name="L22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9" style:family="paragraph" style:parent-style-name="Text_20_body" style:list-style-name="L22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0" style:family="paragraph" style:parent-style-name="Text_20_body" style:list-style-name="L22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1" style:family="paragraph" style:parent-style-name="Text_20_body" style:list-style-name="L23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2" style:family="paragraph" style:parent-style-name="Text_20_body" style:list-style-name="L23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3" style:family="paragraph" style:parent-style-name="Text_20_body" style:list-style-name="L23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4" style:family="paragraph" style:parent-style-name="Text_20_body" style:list-style-name="L24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5" style:family="paragraph" style:parent-style-name="Text_20_body" style:list-style-name="L24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6" style:family="paragraph" style:parent-style-name="Text_20_body" style:list-style-name="L24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7" style:family="paragraph" style:parent-style-name="Text_20_body" style:list-style-name="L24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8" style:family="paragraph" style:parent-style-name="Text_20_body" style:list-style-name="L24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9" style:family="paragraph" style:parent-style-name="Text_20_body" style:list-style-name="L25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0" style:family="paragraph" style:parent-style-name="Text_20_body" style:list-style-name="L25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1" style:family="paragraph" style:parent-style-name="Text_20_body" style:list-style-name="L25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2" style:family="paragraph" style:parent-style-name="Text_20_body" style:list-style-name="L27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3" style:family="paragraph" style:parent-style-name="Text_20_body" style:list-style-name="L27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4" style:family="paragraph" style:parent-style-name="Text_20_body" style:list-style-name="L27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5" style:family="paragraph" style:parent-style-name="Text_20_body" style:list-style-name="L27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6" style:family="paragraph" style:parent-style-name="Text_20_body" style:list-style-name="L2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7" style:family="paragraph" style:parent-style-name="Text_20_body" style:list-style-name="L29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8" style:family="paragraph" style:parent-style-name="Text_20_body" style:list-style-name="L3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9" style:family="paragraph" style:parent-style-name="Text_20_body" style:list-style-name="L30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0" style:family="paragraph" style:parent-style-name="Text_20_body" style:list-style-name="L3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1" style:family="paragraph" style:parent-style-name="Text_20_body" style:list-style-name="L3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2" style:family="paragraph" style:parent-style-name="Text_20_body" style:list-style-name="L3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3" style:family="paragraph" style:parent-style-name="Text_20_body" style:list-style-name="L3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4" style:family="paragraph" style:parent-style-name="Text_20_body" style:list-style-name="L3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5" style:family="paragraph" style:parent-style-name="Text_20_body" style:list-style-name="L31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6" style:family="paragraph" style:parent-style-name="Text_20_body" style:list-style-name="L3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7" style:family="paragraph" style:parent-style-name="Text_20_body" style:list-style-name="L3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8" style:family="paragraph" style:parent-style-name="Text_20_body" style:list-style-name="L3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9" style:family="paragraph" style:parent-style-name="Text_20_body" style:list-style-name="L3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0" style:family="paragraph" style:parent-style-name="Text_20_body" style:list-style-name="L3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1" style:family="paragraph" style:parent-style-name="Text_20_body" style:list-style-name="L3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2" style:family="paragraph" style:parent-style-name="Text_20_body" style:list-style-name="L3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3" style:family="paragraph" style:parent-style-name="Text_20_body">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4" style:family="paragraph" style:parent-style-name="Text_20_body" style:list-style-name="L336">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15" style:family="paragraph" style:parent-style-name="Text_20_body">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16" style:family="paragraph" style:parent-style-name="Text_20_body" style:list-style-name="L165">
      <style:paragraph-properties fo:text-align="justify" style:justify-single-word="false"/>
      <style:text-properties officeooo:paragraph-rsid="000b3d44"/>
    </style:style>
    <style:style style:name="P117" style:family="paragraph" style:parent-style-name="Text_20_body" style:list-style-name="L166">
      <style:paragraph-properties fo:text-align="justify" style:justify-single-word="false"/>
      <style:text-properties officeooo:paragraph-rsid="000b3d44"/>
    </style:style>
    <style:style style:name="P118" style:family="paragraph" style:parent-style-name="Text_20_body" style:list-style-name="L167">
      <style:paragraph-properties fo:text-align="justify" style:justify-single-word="false"/>
      <style:text-properties officeooo:paragraph-rsid="000b3d44"/>
    </style:style>
    <style:style style:name="P119" style:family="paragraph" style:parent-style-name="Text_20_body">
      <style:paragraph-properties fo:text-align="justify" style:justify-single-word="false"/>
      <style:text-properties officeooo:paragraph-rsid="000b3d44"/>
    </style:style>
    <style:style style:name="P120" style:family="paragraph" style:parent-style-name="Text_20_body" style:list-style-name="L331">
      <style:paragraph-properties fo:text-align="justify" style:justify-single-word="false"/>
      <style:text-properties officeooo:paragraph-rsid="000c802c"/>
    </style:style>
    <style:style style:name="P121" style:family="paragraph" style:parent-style-name="Text_20_body" style:list-style-name="L332">
      <style:paragraph-properties fo:text-align="justify" style:justify-single-word="false"/>
      <style:text-properties officeooo:paragraph-rsid="000c802c"/>
    </style:style>
    <style:style style:name="P122" style:family="paragraph" style:parent-style-name="Text_20_body" style:list-style-name="L333">
      <style:paragraph-properties fo:text-align="justify" style:justify-single-word="false"/>
      <style:text-properties officeooo:paragraph-rsid="000c802c"/>
    </style:style>
    <style:style style:name="P123" style:family="paragraph" style:parent-style-name="Text_20_body">
      <style:paragraph-properties fo:text-align="justify" style:justify-single-word="false"/>
      <style:text-properties officeooo:paragraph-rsid="000c802c"/>
    </style:style>
    <style:style style:name="P124" style:family="paragraph" style:parent-style-name="Text_20_body">
      <style:paragraph-properties fo:text-align="justify" style:justify-single-word="false"/>
      <style:text-properties officeooo:paragraph-rsid="000d1028"/>
    </style:style>
    <style:style style:name="P125" style:family="paragraph" style:parent-style-name="Text_20_body">
      <style:paragraph-properties fo:text-align="start" style:justify-single-word="false"/>
      <style:text-properties officeooo:paragraph-rsid="000b3d44"/>
    </style:style>
    <style:style style:name="P126" style:family="paragraph" style:parent-style-name="Text_20_body">
      <style:paragraph-properties fo:text-align="start" style:justify-single-word="false"/>
      <style:text-properties officeooo:paragraph-rsid="000c802c"/>
    </style:style>
    <style:style style:name="P127" style:family="paragraph" style:parent-style-name="Text_20_body">
      <style:paragraph-properties fo:text-align="justify" style:justify-single-word="false"/>
      <style:text-properties fo:color="#c9211e" loext:opacity="100%" style:font-name="Times New Roman" fo:font-size="12pt" fo:font-weight="normal" officeooo:paragraph-rsid="000b3d44" fo:background-color="#ffff00" style:font-name-asian="Times New Roman" style:font-size-asian="12pt" style:font-weight-asian="normal" style:font-name-complex="Times New Roman" style:font-size-complex="12pt" style:font-weight-complex="normal"/>
    </style:style>
    <style:style style:name="P128" style:family="paragraph" style:parent-style-name="Text_20_body">
      <style:paragraph-properties fo:text-align="justify" style:justify-single-word="false"/>
      <style:text-properties fo:color="#c9211e" loext:opacity="100%" style:font-name="Times New Roman" fo:font-size="12pt" fo:font-weight="normal" officeooo:paragraph-rsid="000d1028" fo:background-color="#ffff00" style:font-name-asian="Times New Roman" style:font-size-asian="12pt" style:font-weight-asian="normal" style:font-name-complex="Times New Roman" style:font-size-complex="12pt" style:font-weight-complex="normal"/>
    </style:style>
    <style:style style:name="P129" style:family="paragraph" style:parent-style-name="Text_20_body">
      <style:text-properties fo:color="#c9211e" loext:opacity="100%" style:font-name="Times New Roman" fo:font-size="12pt" fo:font-weight="normal" officeooo:rsid="0062a935" officeooo:paragraph-rsid="000b3d44" fo:background-color="#ffff00" style:font-name-asian="Times New Roman" style:font-size-asian="12pt" style:font-weight-asian="normal" style:font-name-complex="Times New Roman" style:font-size-complex="12pt" style:font-weight-complex="normal"/>
    </style:style>
    <style:style style:name="P130" style:family="paragraph" style:parent-style-name="Text_20_body">
      <style:text-properties fo:color="#c9211e" loext:opacity="100%" style:font-name="Times New Roman" fo:font-size="12pt" fo:font-weight="normal" officeooo:rsid="0062a935" officeooo:paragraph-rsid="000d1028" fo:background-color="#ffff00" style:font-name-asian="Times New Roman" style:font-size-asian="12pt" style:font-weight-asian="normal" style:font-name-complex="Times New Roman" style:font-size-complex="12pt" style:font-weight-complex="normal"/>
    </style:style>
    <style:style style:name="P131" style:family="paragraph" style:parent-style-name="Text_20_body">
      <style:text-properties officeooo:rsid="005794db" officeooo:paragraph-rsid="000b3d44"/>
    </style:style>
    <style:style style:name="P132" style:family="paragraph" style:parent-style-name="Text_20_body">
      <style:text-properties officeooo:rsid="005794db" officeooo:paragraph-rsid="000d1028"/>
    </style:style>
    <style:style style:name="P133" style:family="paragraph" style:parent-style-name="Text_20_body">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134" style:family="paragraph" style:parent-style-name="Text_20_body">
      <style:text-properties fo:color="#000000" loext:opacity="100%"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135" style:family="paragraph" style:parent-style-name="Text_20_body">
      <style:text-properties fo:color="#000000" loext:opacity="100%"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6" style:family="paragraph" style:parent-style-name="Text_20_body">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137" style:family="paragraph" style:parent-style-name="Text_20_body">
      <style:text-properties fo:color="#000000" loext:opacity="100%" style:font-name="Times New Roman" fo:font-size="12pt" fo:font-weight="normal" officeooo:rsid="00970673" officeooo:paragraph-rsid="000b3d44" fo:background-color="transparent" style:font-name-asian="Times New Roman" style:font-size-asian="12pt" style:font-weight-asian="normal" style:font-name-complex="Times New Roman" style:font-size-complex="12pt" style:font-weight-complex="normal"/>
    </style:style>
    <style:style style:name="P138" style:family="paragraph" style:parent-style-name="Text_20_body">
      <style:text-properties fo:color="#000000" loext:opacity="100%" officeooo:rsid="008e8d97" officeooo:paragraph-rsid="000b3d44"/>
    </style:style>
    <style:style style:name="P139" style:family="paragraph" style:parent-style-name="Text_20_body">
      <style:text-properties fo:color="#000000" loext:opacity="100%" style:font-name="Times New Roman" officeooo:rsid="007329ae" officeooo:paragraph-rsid="000b3d44"/>
    </style:style>
    <style:style style:name="P140" style:family="paragraph" style:parent-style-name="Text_20_body">
      <style:text-properties fo:color="#000000" loext:opacity="100%" officeooo:paragraph-rsid="000b3d44"/>
    </style:style>
    <style:style style:name="P141" style:family="paragraph" style:parent-style-name="Text_20_body">
      <style:text-properties fo:font-weight="normal" officeooo:paragraph-rsid="000b3d44" style:font-weight-asian="normal" style:font-weight-complex="normal"/>
    </style:style>
    <style:style style:name="P142" style:family="paragraph" style:parent-style-name="Text_20_body">
      <style:text-properties fo:font-weight="bold" officeooo:paragraph-rsid="000b3d44" style:font-weight-asian="bold" style:font-weight-complex="bold"/>
    </style:style>
    <style:style style:name="P143" style:family="paragraph" style:parent-style-name="Text_20_body" style:list-style-name="L168">
      <style:text-properties officeooo:paragraph-rsid="000b3d44"/>
    </style:style>
    <style:style style:name="P144" style:family="paragraph" style:parent-style-name="Text_20_body" style:list-style-name="L169">
      <style:text-properties officeooo:paragraph-rsid="000b3d44"/>
    </style:style>
    <style:style style:name="P145" style:family="paragraph" style:parent-style-name="Text_20_body" style:list-style-name="L170">
      <style:text-properties officeooo:paragraph-rsid="000b3d44"/>
    </style:style>
    <style:style style:name="P146" style:family="paragraph" style:parent-style-name="Text_20_body" style:list-style-name="L171">
      <style:text-properties officeooo:paragraph-rsid="000b3d44"/>
    </style:style>
    <style:style style:name="P147" style:family="paragraph" style:parent-style-name="Text_20_body" style:list-style-name="L172">
      <style:text-properties officeooo:paragraph-rsid="000b3d44"/>
    </style:style>
    <style:style style:name="P148" style:family="paragraph" style:parent-style-name="Text_20_body" style:list-style-name="L173">
      <style:text-properties officeooo:paragraph-rsid="000b3d44"/>
    </style:style>
    <style:style style:name="P149" style:family="paragraph" style:parent-style-name="Text_20_body" style:list-style-name="L174">
      <style:text-properties officeooo:paragraph-rsid="000b3d44"/>
    </style:style>
    <style:style style:name="P150" style:family="paragraph" style:parent-style-name="Text_20_body" style:list-style-name="L175">
      <style:text-properties officeooo:paragraph-rsid="000b3d44"/>
    </style:style>
    <style:style style:name="P151" style:family="paragraph" style:parent-style-name="Text_20_body" style:list-style-name="L176">
      <style:text-properties officeooo:paragraph-rsid="000b3d44"/>
    </style:style>
    <style:style style:name="P152" style:family="paragraph" style:parent-style-name="Text_20_body" style:list-style-name="L177">
      <style:text-properties officeooo:paragraph-rsid="000b3d44"/>
    </style:style>
    <style:style style:name="P153" style:family="paragraph" style:parent-style-name="Text_20_body" style:list-style-name="L178">
      <style:text-properties officeooo:paragraph-rsid="000b3d44"/>
    </style:style>
    <style:style style:name="P154" style:family="paragraph" style:parent-style-name="Text_20_body" style:list-style-name="L179">
      <style:text-properties officeooo:paragraph-rsid="000b3d44"/>
    </style:style>
    <style:style style:name="P155" style:family="paragraph" style:parent-style-name="Text_20_body" style:list-style-name="L181">
      <style:text-properties officeooo:paragraph-rsid="000b3d44"/>
    </style:style>
    <style:style style:name="P156" style:family="paragraph" style:parent-style-name="Text_20_body" style:list-style-name="L182">
      <style:text-properties officeooo:paragraph-rsid="000b3d44"/>
    </style:style>
    <style:style style:name="P157" style:family="paragraph" style:parent-style-name="Text_20_body" style:list-style-name="L183">
      <style:text-properties officeooo:paragraph-rsid="000b3d44"/>
    </style:style>
    <style:style style:name="P158" style:family="paragraph" style:parent-style-name="Text_20_body" style:list-style-name="L184">
      <style:text-properties officeooo:paragraph-rsid="000b3d44"/>
    </style:style>
    <style:style style:name="P159" style:family="paragraph" style:parent-style-name="Text_20_body" style:list-style-name="L185">
      <style:text-properties officeooo:paragraph-rsid="000b3d44"/>
    </style:style>
    <style:style style:name="P160" style:family="paragraph" style:parent-style-name="Text_20_body" style:list-style-name="L188">
      <style:text-properties officeooo:paragraph-rsid="000b3d44"/>
    </style:style>
    <style:style style:name="P161" style:family="paragraph" style:parent-style-name="Text_20_body" style:list-style-name="L189">
      <style:text-properties officeooo:paragraph-rsid="000b3d44"/>
    </style:style>
    <style:style style:name="P162" style:family="paragraph" style:parent-style-name="Text_20_body" style:list-style-name="L192">
      <style:text-properties officeooo:paragraph-rsid="000b3d44"/>
    </style:style>
    <style:style style:name="P163" style:family="paragraph" style:parent-style-name="Text_20_body" style:list-style-name="L193">
      <style:text-properties officeooo:paragraph-rsid="000b3d44"/>
    </style:style>
    <style:style style:name="P164" style:family="paragraph" style:parent-style-name="Text_20_body" style:list-style-name="L194">
      <style:text-properties officeooo:paragraph-rsid="000b3d44"/>
    </style:style>
    <style:style style:name="P165" style:family="paragraph" style:parent-style-name="Text_20_body" style:list-style-name="L195">
      <style:text-properties officeooo:paragraph-rsid="000b3d44"/>
    </style:style>
    <style:style style:name="P166" style:family="paragraph" style:parent-style-name="Text_20_body" style:list-style-name="L196">
      <style:text-properties officeooo:paragraph-rsid="000b3d44"/>
    </style:style>
    <style:style style:name="P167" style:family="paragraph" style:parent-style-name="Text_20_body" style:list-style-name="L197">
      <style:text-properties officeooo:paragraph-rsid="000b3d44"/>
    </style:style>
    <style:style style:name="P168" style:family="paragraph" style:parent-style-name="Text_20_body" style:list-style-name="L198">
      <style:text-properties officeooo:paragraph-rsid="000b3d44"/>
    </style:style>
    <style:style style:name="P169" style:family="paragraph" style:parent-style-name="Text_20_body" style:list-style-name="L199">
      <style:text-properties officeooo:paragraph-rsid="000b3d44"/>
    </style:style>
    <style:style style:name="P170" style:family="paragraph" style:parent-style-name="Text_20_body" style:list-style-name="L200">
      <style:text-properties officeooo:paragraph-rsid="000b3d44"/>
    </style:style>
    <style:style style:name="P171" style:family="paragraph" style:parent-style-name="Text_20_body" style:list-style-name="L201">
      <style:text-properties officeooo:paragraph-rsid="000b3d44"/>
    </style:style>
    <style:style style:name="P172" style:family="paragraph" style:parent-style-name="Text_20_body" style:list-style-name="L202">
      <style:text-properties officeooo:paragraph-rsid="000b3d44"/>
    </style:style>
    <style:style style:name="P173" style:family="paragraph" style:parent-style-name="Text_20_body" style:list-style-name="L203">
      <style:text-properties officeooo:paragraph-rsid="000b3d44"/>
    </style:style>
    <style:style style:name="P174" style:family="paragraph" style:parent-style-name="Text_20_body" style:list-style-name="L206">
      <style:text-properties officeooo:paragraph-rsid="000b3d44"/>
    </style:style>
    <style:style style:name="P175" style:family="paragraph" style:parent-style-name="Text_20_body" style:list-style-name="L214">
      <style:text-properties officeooo:paragraph-rsid="000b3d44"/>
    </style:style>
    <style:style style:name="P176" style:family="paragraph" style:parent-style-name="Text_20_body" style:list-style-name="L215">
      <style:text-properties officeooo:paragraph-rsid="000b3d44"/>
    </style:style>
    <style:style style:name="P177" style:family="paragraph" style:parent-style-name="Text_20_body" style:list-style-name="L226">
      <style:text-properties officeooo:paragraph-rsid="000b3d44"/>
    </style:style>
    <style:style style:name="P178" style:family="paragraph" style:parent-style-name="Text_20_body" style:list-style-name="L227">
      <style:text-properties officeooo:paragraph-rsid="000b3d44"/>
    </style:style>
    <style:style style:name="P179" style:family="paragraph" style:parent-style-name="Text_20_body" style:list-style-name="L228">
      <style:text-properties officeooo:paragraph-rsid="000b3d44"/>
    </style:style>
    <style:style style:name="P180" style:family="paragraph" style:parent-style-name="Text_20_body" style:list-style-name="L229">
      <style:text-properties officeooo:paragraph-rsid="000b3d44"/>
    </style:style>
    <style:style style:name="P181" style:family="paragraph" style:parent-style-name="Text_20_body" style:list-style-name="L230">
      <style:text-properties officeooo:paragraph-rsid="000b3d44"/>
    </style:style>
    <style:style style:name="P182" style:family="paragraph" style:parent-style-name="Text_20_body" style:list-style-name="L233">
      <style:text-properties officeooo:paragraph-rsid="000b3d44"/>
    </style:style>
    <style:style style:name="P183" style:family="paragraph" style:parent-style-name="Text_20_body" style:list-style-name="L234">
      <style:text-properties officeooo:paragraph-rsid="000b3d44"/>
    </style:style>
    <style:style style:name="P184" style:family="paragraph" style:parent-style-name="Text_20_body" style:list-style-name="L236">
      <style:text-properties officeooo:paragraph-rsid="000b3d44"/>
    </style:style>
    <style:style style:name="P185" style:family="paragraph" style:parent-style-name="Text_20_body" style:list-style-name="L237">
      <style:text-properties officeooo:paragraph-rsid="000b3d44"/>
    </style:style>
    <style:style style:name="P186" style:family="paragraph" style:parent-style-name="Text_20_body" style:list-style-name="L238">
      <style:text-properties officeooo:paragraph-rsid="000b3d44"/>
    </style:style>
    <style:style style:name="P187" style:family="paragraph" style:parent-style-name="Text_20_body" style:list-style-name="L239">
      <style:text-properties officeooo:paragraph-rsid="000b3d44"/>
    </style:style>
    <style:style style:name="P188" style:family="paragraph" style:parent-style-name="Text_20_body" style:list-style-name="L240">
      <style:text-properties officeooo:paragraph-rsid="000b3d44"/>
    </style:style>
    <style:style style:name="P189" style:family="paragraph" style:parent-style-name="Text_20_body" style:list-style-name="L241">
      <style:text-properties officeooo:paragraph-rsid="000b3d44"/>
    </style:style>
    <style:style style:name="P190" style:family="paragraph" style:parent-style-name="Text_20_body" style:list-style-name="L242">
      <style:text-properties officeooo:paragraph-rsid="000b3d44"/>
    </style:style>
    <style:style style:name="P191" style:family="paragraph" style:parent-style-name="Text_20_body" style:list-style-name="L243">
      <style:text-properties officeooo:paragraph-rsid="000b3d44"/>
    </style:style>
    <style:style style:name="P192" style:family="paragraph" style:parent-style-name="Text_20_body" style:list-style-name="L246">
      <style:text-properties officeooo:paragraph-rsid="000b3d44"/>
    </style:style>
    <style:style style:name="P193" style:family="paragraph" style:parent-style-name="Text_20_body" style:list-style-name="L251">
      <style:text-properties officeooo:paragraph-rsid="000b3d44"/>
    </style:style>
    <style:style style:name="P194" style:family="paragraph" style:parent-style-name="Text_20_body" style:list-style-name="L252">
      <style:text-properties officeooo:paragraph-rsid="000b3d44"/>
    </style:style>
    <style:style style:name="P195" style:family="paragraph" style:parent-style-name="Text_20_body" style:list-style-name="L254">
      <style:text-properties officeooo:paragraph-rsid="000b3d44"/>
    </style:style>
    <style:style style:name="P196" style:family="paragraph" style:parent-style-name="Text_20_body" style:list-style-name="L255">
      <style:text-properties officeooo:paragraph-rsid="000b3d44"/>
    </style:style>
    <style:style style:name="P197" style:family="paragraph" style:parent-style-name="Text_20_body" style:list-style-name="L256">
      <style:text-properties officeooo:paragraph-rsid="000b3d44"/>
    </style:style>
    <style:style style:name="P198" style:family="paragraph" style:parent-style-name="Text_20_body" style:list-style-name="L257">
      <style:text-properties officeooo:paragraph-rsid="000b3d44"/>
    </style:style>
    <style:style style:name="P199" style:family="paragraph" style:parent-style-name="Text_20_body" style:list-style-name="L258">
      <style:text-properties officeooo:paragraph-rsid="000b3d44"/>
    </style:style>
    <style:style style:name="P200" style:family="paragraph" style:parent-style-name="Text_20_body" style:list-style-name="L259">
      <style:text-properties officeooo:paragraph-rsid="000b3d44"/>
    </style:style>
    <style:style style:name="P201" style:family="paragraph" style:parent-style-name="Text_20_body" style:list-style-name="L260">
      <style:text-properties officeooo:paragraph-rsid="000b3d44"/>
    </style:style>
    <style:style style:name="P202" style:family="paragraph" style:parent-style-name="Text_20_body" style:list-style-name="L261">
      <style:text-properties officeooo:paragraph-rsid="000b3d44"/>
    </style:style>
    <style:style style:name="P203" style:family="paragraph" style:parent-style-name="Text_20_body" style:list-style-name="L262">
      <style:text-properties officeooo:paragraph-rsid="000b3d44"/>
    </style:style>
    <style:style style:name="P204" style:family="paragraph" style:parent-style-name="Text_20_body" style:list-style-name="L263">
      <style:text-properties officeooo:paragraph-rsid="000b3d44"/>
    </style:style>
    <style:style style:name="P205" style:family="paragraph" style:parent-style-name="Text_20_body" style:list-style-name="L264">
      <style:text-properties officeooo:paragraph-rsid="000b3d44"/>
    </style:style>
    <style:style style:name="P206" style:family="paragraph" style:parent-style-name="Text_20_body" style:list-style-name="L265">
      <style:text-properties officeooo:paragraph-rsid="000b3d44"/>
    </style:style>
    <style:style style:name="P207" style:family="paragraph" style:parent-style-name="Text_20_body" style:list-style-name="L266">
      <style:text-properties officeooo:paragraph-rsid="000b3d44"/>
    </style:style>
    <style:style style:name="P208" style:family="paragraph" style:parent-style-name="Text_20_body" style:list-style-name="L267">
      <style:text-properties officeooo:paragraph-rsid="000b3d44"/>
    </style:style>
    <style:style style:name="P209" style:family="paragraph" style:parent-style-name="Text_20_body" style:list-style-name="L268">
      <style:text-properties officeooo:paragraph-rsid="000b3d44"/>
    </style:style>
    <style:style style:name="P210" style:family="paragraph" style:parent-style-name="Text_20_body" style:list-style-name="L269">
      <style:text-properties officeooo:paragraph-rsid="000b3d44"/>
    </style:style>
    <style:style style:name="P211" style:family="paragraph" style:parent-style-name="Text_20_body" style:list-style-name="L270">
      <style:text-properties officeooo:paragraph-rsid="000b3d44"/>
    </style:style>
    <style:style style:name="P212" style:family="paragraph" style:parent-style-name="Text_20_body" style:list-style-name="L271">
      <style:text-properties officeooo:paragraph-rsid="000b3d44"/>
    </style:style>
    <style:style style:name="P213" style:family="paragraph" style:parent-style-name="Text_20_body" style:list-style-name="L272">
      <style:text-properties officeooo:paragraph-rsid="000b3d44"/>
    </style:style>
    <style:style style:name="P214" style:family="paragraph" style:parent-style-name="Text_20_body" style:list-style-name="L273">
      <style:text-properties officeooo:paragraph-rsid="000b3d44"/>
    </style:style>
    <style:style style:name="P215" style:family="paragraph" style:parent-style-name="Text_20_body" style:list-style-name="L275">
      <style:text-properties officeooo:paragraph-rsid="000b3d44"/>
    </style:style>
    <style:style style:name="P216" style:family="paragraph" style:parent-style-name="Text_20_body" style:list-style-name="L276">
      <style:text-properties officeooo:paragraph-rsid="000b3d44"/>
    </style:style>
    <style:style style:name="P217" style:family="paragraph" style:parent-style-name="Text_20_body" style:list-style-name="L281">
      <style:text-properties officeooo:paragraph-rsid="000b3d44"/>
    </style:style>
    <style:style style:name="P218" style:family="paragraph" style:parent-style-name="Text_20_body" style:list-style-name="L282">
      <style:text-properties officeooo:paragraph-rsid="000b3d44"/>
    </style:style>
    <style:style style:name="P219" style:family="paragraph" style:parent-style-name="Text_20_body" style:list-style-name="L283">
      <style:text-properties officeooo:paragraph-rsid="000b3d44"/>
    </style:style>
    <style:style style:name="P220" style:family="paragraph" style:parent-style-name="Text_20_body" style:list-style-name="L284">
      <style:text-properties officeooo:paragraph-rsid="000b3d44"/>
    </style:style>
    <style:style style:name="P221" style:family="paragraph" style:parent-style-name="Text_20_body" style:list-style-name="L285">
      <style:text-properties officeooo:paragraph-rsid="000b3d44"/>
    </style:style>
    <style:style style:name="P222" style:family="paragraph" style:parent-style-name="Text_20_body" style:list-style-name="L286">
      <style:text-properties officeooo:paragraph-rsid="000b3d44"/>
    </style:style>
    <style:style style:name="P223" style:family="paragraph" style:parent-style-name="Text_20_body" style:list-style-name="L287">
      <style:text-properties officeooo:paragraph-rsid="000b3d44"/>
    </style:style>
    <style:style style:name="P224" style:family="paragraph" style:parent-style-name="Text_20_body" style:list-style-name="L288">
      <style:text-properties officeooo:paragraph-rsid="000b3d44"/>
    </style:style>
    <style:style style:name="P225" style:family="paragraph" style:parent-style-name="Text_20_body" style:list-style-name="L289">
      <style:text-properties officeooo:paragraph-rsid="000b3d44"/>
    </style:style>
    <style:style style:name="P226" style:family="paragraph" style:parent-style-name="Text_20_body" style:list-style-name="L290">
      <style:text-properties officeooo:paragraph-rsid="000b3d44"/>
    </style:style>
    <style:style style:name="P227" style:family="paragraph" style:parent-style-name="Text_20_body" style:list-style-name="L291">
      <style:text-properties officeooo:paragraph-rsid="000b3d44"/>
    </style:style>
    <style:style style:name="P228" style:family="paragraph" style:parent-style-name="Text_20_body" style:list-style-name="L292">
      <style:text-properties officeooo:paragraph-rsid="000b3d44"/>
    </style:style>
    <style:style style:name="P229" style:family="paragraph" style:parent-style-name="Text_20_body" style:list-style-name="L293">
      <style:text-properties officeooo:paragraph-rsid="000b3d44"/>
    </style:style>
    <style:style style:name="P230" style:family="paragraph" style:parent-style-name="Text_20_body" style:list-style-name="L294">
      <style:text-properties officeooo:paragraph-rsid="000b3d44"/>
    </style:style>
    <style:style style:name="P231" style:family="paragraph" style:parent-style-name="Text_20_body" style:list-style-name="L295">
      <style:text-properties officeooo:paragraph-rsid="000b3d44"/>
    </style:style>
    <style:style style:name="P232" style:family="paragraph" style:parent-style-name="Text_20_body" style:list-style-name="L296">
      <style:text-properties officeooo:paragraph-rsid="000b3d44"/>
    </style:style>
    <style:style style:name="P233" style:family="paragraph" style:parent-style-name="Text_20_body" style:list-style-name="L297">
      <style:text-properties officeooo:paragraph-rsid="000b3d44"/>
    </style:style>
    <style:style style:name="P234" style:family="paragraph" style:parent-style-name="Text_20_body" style:list-style-name="L298">
      <style:text-properties officeooo:paragraph-rsid="000b3d44"/>
    </style:style>
    <style:style style:name="P235" style:family="paragraph" style:parent-style-name="Text_20_body" style:list-style-name="L299">
      <style:text-properties officeooo:paragraph-rsid="000b3d44"/>
    </style:style>
    <style:style style:name="P236" style:family="paragraph" style:parent-style-name="Text_20_body" style:list-style-name="L300">
      <style:text-properties officeooo:paragraph-rsid="000b3d44"/>
    </style:style>
    <style:style style:name="P237" style:family="paragraph" style:parent-style-name="Text_20_body" style:list-style-name="L301">
      <style:text-properties officeooo:paragraph-rsid="000b3d44"/>
    </style:style>
    <style:style style:name="P238" style:family="paragraph" style:parent-style-name="Text_20_body" style:list-style-name="L302">
      <style:text-properties officeooo:paragraph-rsid="000b3d44"/>
    </style:style>
    <style:style style:name="P239" style:family="paragraph" style:parent-style-name="Text_20_body" style:list-style-name="L303">
      <style:text-properties officeooo:paragraph-rsid="000b3d44"/>
    </style:style>
    <style:style style:name="P240" style:family="paragraph" style:parent-style-name="Text_20_body" style:list-style-name="L304">
      <style:text-properties officeooo:paragraph-rsid="000b3d44"/>
    </style:style>
    <style:style style:name="P241" style:family="paragraph" style:parent-style-name="Text_20_body" style:list-style-name="L308">
      <style:text-properties officeooo:paragraph-rsid="000b3d44"/>
    </style:style>
    <style:style style:name="P242" style:family="paragraph" style:parent-style-name="Text_20_body" style:list-style-name="L309">
      <style:text-properties officeooo:paragraph-rsid="000b3d44"/>
    </style:style>
    <style:style style:name="P243" style:family="paragraph" style:parent-style-name="Text_20_body">
      <style:text-properties officeooo:paragraph-rsid="000b3d44"/>
    </style:style>
    <style:style style:name="P244" style:family="paragraph" style:parent-style-name="Text_20_body" style:list-style-name="L334">
      <style:text-properties officeooo:paragraph-rsid="000d1028"/>
    </style:style>
    <style:style style:name="P245" style:family="paragraph" style:parent-style-name="Text_20_body" style:list-style-name="L336">
      <style:text-properties officeooo:paragraph-rsid="000d1028"/>
    </style:style>
    <style:style style:name="P246" style:family="paragraph" style:parent-style-name="Text_20_body">
      <style:text-properties officeooo:paragraph-rsid="000d1028"/>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b3759e"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size="12pt" fo:font-weight="normal" officeooo:rsid="00389bd7" style:font-name-asian="Times New Roman" style:font-size-asian="12pt" style:font-weight-asian="normal" style:font-name-complex="Times New Roman" style:font-size-complex="12pt" style:font-weight-complex="normal"/>
    </style:style>
    <style:style style:name="T4" style:family="text">
      <style:text-properties style:font-name="Times New Roman" fo:font-size="12pt" fo:font-weight="normal" officeooo:rsid="00891a3c" style:font-name-asian="Times New Roman" style:font-size-asian="12pt" style:font-weight-asian="normal" style:font-name-complex="Times New Roman" style:font-size-complex="12pt" style:font-weight-complex="normal"/>
    </style:style>
    <style:style style:name="T5" style:family="text">
      <style:text-properties style:font-name="Times New Roman" fo:font-size="12pt" fo:font-weight="normal" officeooo:rsid="005a1d80" style:font-name-asian="Times New Roman" style:font-size-asian="12pt" style:font-weight-asian="normal" style:font-name-complex="Times New Roman" style:font-size-complex="12pt" style:font-weight-complex="normal"/>
    </style:style>
    <style:style style:name="T6" style:family="text">
      <style:text-properties style:font-name="Times New Roman" fo:font-size="12pt" fo:font-weight="normal" officeooo:rsid="003a296f" style:font-name-asian="Times New Roman" style:font-size-asian="12pt" style:font-weight-asian="normal" style:font-name-complex="Times New Roman" style:font-size-complex="12pt" style:font-weight-complex="normal"/>
    </style:style>
    <style:style style:name="T7" style:family="text">
      <style:text-properties style:font-name="Times New Roman" fo:font-size="12pt" fo:font-weight="normal" officeooo:rsid="002b7fe2" style:font-name-asian="Times New Roman"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8bb3d2" style:font-name-asian="Times New Roman" style:font-size-asian="12pt" style:font-weight-asian="normal" style:font-name-complex="Times New Roman" style:font-size-complex="12pt" style:font-weight-complex="normal"/>
    </style:style>
    <style:style style:name="T9" style:family="text">
      <style:text-properties style:font-name="Times New Roman" fo:font-size="12pt" fo:font-weight="normal" officeooo:rsid="002a67c0" style:font-name-asian="Times New Roman" style:font-size-asian="12pt" style:font-weight-asian="normal" style:font-name-complex="Times New Roman" style:font-size-complex="12pt" style:font-weight-complex="normal"/>
    </style:style>
    <style:style style:name="T10" style:family="text">
      <style:text-properties style:font-name="Times New Roman" fo:font-size="12pt" fo:font-weight="normal" officeooo:rsid="002a7770" style:font-name-asian="Times New Roman"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417ade" style:font-name-asian="Times New Roman"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ac7b71" style:font-name-asian="Times New Roman"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ad4438" style:font-name-asian="Times New Roman" style:font-size-asian="12pt" style:font-weight-asian="normal" style:font-name-complex="Times New Roman" style:font-size-complex="12pt" style:font-weight-complex="normal"/>
    </style:style>
    <style:style style:name="T15" style:family="text">
      <style:text-properties style:font-name="Times New Roman" fo:font-size="12pt" fo:font-weight="normal" officeooo:rsid="0024cffa" style:font-name-asian="Times New Roman"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83cfda" style:font-name-asian="Times New Roman" style:font-size-asian="12pt" style:font-weight-asian="normal" style:font-name-complex="Times New Roman" style:font-size-complex="12pt" style:font-weight-complex="normal"/>
    </style:style>
    <style:style style:name="T17" style:family="text">
      <style:text-properties style:font-name="Times New Roman" fo:font-size="12pt" fo:font-weight="normal" officeooo:rsid="0085bdc0" style:font-name-asian="Times New Roman" style:font-size-asian="12pt" style:font-weight-asian="normal" style:font-name-complex="Times New Roman" style:font-size-complex="12pt" style:font-weight-complex="normal"/>
    </style:style>
    <style:style style:name="T18" style:family="text">
      <style:text-properties style:font-name="Times New Roman" fo:font-size="12pt" fo:font-weight="normal" officeooo:rsid="009ddc42" style:font-name-asian="Times New Roman" style:font-size-asian="12pt" style:font-weight-asian="normal" style:font-name-complex="Times New Roman" style:font-size-complex="12pt" style:font-weight-complex="normal"/>
    </style:style>
    <style:style style:name="T19" style:family="text">
      <style:text-properties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0" style:family="text">
      <style:text-properties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21" style:family="text">
      <style:text-properties style:font-name="Times New Roman" fo:font-size="12pt" style:font-name-asian="Times New Roman" style:font-size-asian="12pt" style:font-name-complex="Times New Roman" style:font-size-complex="12pt"/>
    </style:style>
    <style:style style:name="T22" style:family="text">
      <style:text-properties officeooo:rsid="000f6b77"/>
    </style:style>
    <style:style style:name="T23" style:family="text">
      <style:text-properties fo:color="#c9211e"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24" style:family="text">
      <style:text-properties fo:color="#c9211e" loext:opacity="100%" style:font-name="Times New Roman" fo:font-size="12pt" fo:font-weight="normal" officeooo:rsid="0014dd27" style:font-name-asian="Times New Roman" style:font-size-asian="12pt" style:font-weight-asian="normal" style:font-name-complex="Times New Roman" style:font-size-complex="12pt" style:font-weight-complex="normal"/>
    </style:style>
    <style:style style:name="T25" style:family="text">
      <style:text-properties fo:color="#c9211e" loext:opacity="100%"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26"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7" style:family="text">
      <style:text-properties fo:color="#c9211e" loext:opacity="100%" style:font-name="Times New Roman" fo:font-size="12pt" fo:font-weight="normal" officeooo:rsid="0060f63b" fo:background-color="#ffff00" loext:char-shading-value="0" style:font-name-asian="Times New Roman" style:font-size-asian="12pt" style:font-weight-asian="normal" style:font-name-complex="Times New Roman" style:font-size-complex="12pt" style:font-weight-complex="normal"/>
    </style:style>
    <style:style style:name="T28" style:family="text">
      <style:text-properties fo:color="#c9211e" loext:opacity="100%" style:font-name="Times New Roman" fo:font-size="12pt" fo:font-weight="normal" officeooo:rsid="006225fa" fo:background-color="#ffff00" loext:char-shading-value="0" style:font-name-asian="Times New Roman" style:font-size-asian="12pt" style:font-weight-asian="normal" style:font-name-complex="Times New Roman" style:font-size-complex="12pt" style:font-weight-complex="normal"/>
    </style:style>
    <style:style style:name="T29" style:family="text">
      <style:text-properties fo:color="#c9211e" loext:opacity="100%" style:font-name="Times New Roman" fo:font-size="12pt" fo:font-weight="normal" officeooo:rsid="00431591" fo:background-color="#ffff00" loext:char-shading-value="0" style:font-name-asian="Times New Roman" style:font-size-asian="12pt" style:font-weight-asian="normal" style:font-name-complex="Times New Roman" style:font-size-complex="12pt" style:font-weight-complex="normal"/>
    </style:style>
    <style:style style:name="T30"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1"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2"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33" style:family="text">
      <style:text-properties fo:color="#ff0000" loext:opacity="100%"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34" style:family="text">
      <style:text-properties fo:color="#ff0000" loext:opacity="100%" style:font-name="Times New Roman" fo:font-size="12pt" fo:font-weight="normal" officeooo:rsid="002a67c0" fo:background-color="#ffff00" loext:char-shading-value="0" style:font-name-asian="Times New Roman" style:font-size-asian="12pt" style:font-weight-asian="normal" style:font-name-complex="Times New Roman" style:font-size-complex="12pt" style:font-weight-complex="normal"/>
    </style:style>
    <style:style style:name="T35" style:family="text">
      <style:text-properties fo:color="#ff0000" loext:opacity="100%" style:font-name="Times New Roman" fo:font-size="12pt" fo:font-weight="normal" officeooo:rsid="002b7fe2" fo:background-color="#ffff00" loext:char-shading-value="0" style:font-name-asian="Times New Roman" style:font-size-asian="12pt" style:font-weight-asian="normal" style:font-name-complex="Times New Roman" style:font-size-complex="12pt" style:font-weight-complex="normal"/>
    </style:style>
    <style:style style:name="T36" style:family="text">
      <style:text-properties officeooo:rsid="0009dff2"/>
    </style:style>
    <style:style style:name="T37" style:family="text">
      <style:text-properties officeooo:rsid="001478d6"/>
    </style:style>
    <style:style style:name="T38" style:family="text">
      <style:text-properties officeooo:rsid="001df21c"/>
    </style:style>
    <style:style style:name="T39" style:family="text">
      <style:text-properties officeooo:rsid="0020818c"/>
    </style:style>
    <style:style style:name="T40" style:family="text">
      <style:text-properties officeooo:rsid="0020acaa"/>
    </style:style>
    <style:style style:name="T41" style:family="text">
      <style:text-properties officeooo:rsid="0022de8e"/>
    </style:style>
    <style:style style:name="T42" style:family="text">
      <style:text-properties officeooo:rsid="0026b093"/>
    </style:style>
    <style:style style:name="T43" style:family="text">
      <style:text-properties officeooo:rsid="0025f4b3"/>
    </style:style>
    <style:style style:name="T44" style:family="text">
      <style:text-properties officeooo:rsid="00327546"/>
    </style:style>
    <style:style style:name="T45" style:family="text">
      <style:text-properties officeooo:rsid="0033cd42"/>
    </style:style>
    <style:style style:name="T46" style:family="text">
      <style:text-properties officeooo:rsid="0034666a"/>
    </style:style>
    <style:style style:name="T47" style:family="text">
      <style:text-properties officeooo:rsid="00353ae6"/>
    </style:style>
    <style:style style:name="T48" style:family="text">
      <style:text-properties officeooo:rsid="004704f8"/>
    </style:style>
    <style:style style:name="T49" style:family="text">
      <style:text-properties officeooo:rsid="00531adb"/>
    </style:style>
    <style:style style:name="T50" style:family="text">
      <style:text-properties officeooo:rsid="0053fd8e"/>
    </style:style>
    <style:style style:name="T51" style:family="text">
      <style:text-properties officeooo:rsid="00545724"/>
    </style:style>
    <style:style style:name="T52" style:family="text">
      <style:text-properties officeooo:rsid="006a3291"/>
    </style:style>
    <style:style style:name="T53" style:family="text">
      <style:text-properties officeooo:rsid="006cb05f"/>
    </style:style>
    <style:style style:name="T54" style:family="text">
      <style:text-properties officeooo:rsid="00711554"/>
    </style:style>
    <style:style style:name="T55" style:family="text">
      <style:text-properties officeooo:rsid="006de33e"/>
    </style:style>
    <style:style style:name="T56" style:family="text">
      <style:text-properties officeooo:rsid="0073874a"/>
    </style:style>
    <style:style style:name="T57" style:family="text">
      <style:text-properties officeooo:rsid="0075d89c"/>
    </style:style>
    <style:style style:name="T58" style:family="text">
      <style:text-properties officeooo:rsid="00770d49"/>
    </style:style>
    <style:style style:name="T59" style:family="text">
      <style:text-properties officeooo:rsid="007ad27e"/>
    </style:style>
    <style:style style:name="T60" style:family="text">
      <style:text-properties officeooo:rsid="007bb171"/>
    </style:style>
    <style:style style:name="T61" style:family="text">
      <style:text-properties officeooo:rsid="00789d2d"/>
    </style:style>
    <style:style style:name="T62" style:family="text">
      <style:text-properties fo:color="#000000" loext:opacity="100%"/>
    </style:style>
    <style:style style:name="T63" style:family="text">
      <style:text-properties fo:color="#000000"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64" style:family="text">
      <style:text-properties fo:color="#000000" loext:opacity="100%" style:font-name="Times New Roman" fo:font-size="12pt" fo:font-weight="normal" officeooo:rsid="007329ae" style:font-name-asian="Times New Roman" style:font-size-asian="12pt" style:font-weight-asian="normal" style:font-name-complex="Times New Roman" style:font-size-complex="12pt" style:font-weight-complex="normal"/>
    </style:style>
    <style:style style:name="T65" style:family="text">
      <style:text-properties fo:color="#000000" loext:opacity="100%" style:font-name="Times New Roman" fo:font-size="12pt" fo:font-weight="normal" officeooo:rsid="002a67c0" fo:background-color="transparent" loext:char-shading-value="0" style:font-name-asian="Times New Roman" style:font-size-asian="12pt" style:font-weight-asian="normal" style:font-name-complex="Times New Roman" style:font-size-complex="12pt" style:font-weight-complex="normal"/>
    </style:style>
    <style:style style:name="T66" style:family="text">
      <style:text-properties fo:color="#000000" loext:opacity="100%" style:font-name="Times New Roman" fo:font-size="12pt" fo:font-weight="normal" officeooo:rsid="0094c30a" fo:background-color="transparent" loext:char-shading-value="0" style:font-name-asian="Times New Roman" style:font-size-asian="12pt" style:font-weight-asian="normal" style:font-name-complex="Times New Roman" style:font-size-complex="12pt" style:font-weight-complex="normal"/>
    </style:style>
    <style:style style:name="T67" style:family="text">
      <style:text-properties fo:color="#000000" loext:opacity="100%" style:font-name="Times New Roman" fo:font-size="12pt" fo:font-weight="normal" officeooo:rsid="00970673" fo:background-color="transparent" loext:char-shading-value="0" style:font-name-asian="Times New Roman" style:font-size-asian="12pt" style:font-weight-asian="normal" style:font-name-complex="Times New Roman" style:font-size-complex="12pt" style:font-weight-complex="normal"/>
    </style:style>
    <style:style style:name="T68" style:family="text">
      <style:text-properties fo:color="#000000" loext:opacity="100%" style:font-name="Times New Roman" fo:font-size="12pt" fo:font-weight="normal" officeooo:rsid="00983877" fo:background-color="transparent" loext:char-shading-value="0" style:font-name-asian="Times New Roman" style:font-size-asian="12pt" style:font-weight-asian="normal" style:font-name-complex="Times New Roman" style:font-size-complex="12pt" style:font-weight-complex="normal"/>
    </style:style>
    <style:style style:name="T69" style:family="text">
      <style:text-properties fo:color="#000000" loext:opacity="100%" officeooo:rsid="007329ae"/>
    </style:style>
    <style:style style:name="T70" style:family="text">
      <style:text-properties fo:color="#000000" loext:opacity="100%" officeooo:rsid="002a67c0" fo:background-color="transparent" loext:char-shading-value="0"/>
    </style:style>
    <style:style style:name="T71" style:family="text">
      <style:text-properties officeooo:rsid="008cea05"/>
    </style:style>
    <style:style style:name="T72" style:family="text">
      <style:text-properties officeooo:rsid="00389bd7"/>
    </style:style>
    <style:style style:name="T73" style:family="text">
      <style:text-properties officeooo:rsid="00891a3c"/>
    </style:style>
    <style:style style:name="T74" style:family="text">
      <style:text-properties officeooo:rsid="005a1d8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24"><text:span text:style-name="Strong_20_Emphasis"><text:span text:style-name="T1">2. METODOLOGÍA Y ARQUITECTURA ANALÍTICA (pp. 146–285)</text:span></text:span><text:span text:style-name="T1"><text:line-break/>2.1 Diseño metodológico mixto y multiescalar (pp. 146–172)</text:span></text:p>
      <text:p text:style-name="P44">El presente estudio se articula metodológicamente desde una lógica de investigación-acción orientada a la transformación sistémica, la prevención del daño institucional y la implementación de buenas prácticas médico-legales en salud mental. El diseño se estructura en tres niveles interdependientes: micro (trayectorias individuales y decisiones clínicas), meso (dispositivos institucionales y sus patrones de actuación), y macro (marcos normativos, epistemológicos y políticos). Esta multiescalaridad responde a la necesidad de captar con precisión los mecanismos de producción, justificación y reproducción de la violencia estructural en sistemas formalmente diseñados para proteger.</text:p>
      <text:p text:style-name="P40">El enfoque mixto integra técnicas etnográficas, análisis cualitativo de documentos e historias de vida, modelización estadística avanzada y desarrollo de algoritmos operativos. La etnografía de largo recorrido se llevó a cabo mediante observación participante activa, inserta en redes profesionales de atención psiquiátrica, bioética, investigación médica, formación clínica y organismos de supervisión institucional, tanto en España como en el marco internacional europeo y del sudeste asiático. La posición del investigador como profesional en formación clínica e investigadora avanzada permite un acceso privilegiado a espacios de deliberación técnica, situaciones clínicas críticas y dinámicas interinstitucionales no visibles desde perspectivas externas.</text:p>
      <text:p text:style-name="P40">Esta inserción participativa fue guiada por un protocolo de análisis estructurado, orientado a detectar puntos de disonancia entre discurso normativo y práctica real, así como las condiciones que permiten o inhiben decisiones médicas respetuosas de los derechos fundamentales. La recolección de datos no se limitó a la observación pasiva, sino que incluyó participación directa en procesos formativos, elaboración de protocolos institucionales, construcción de redes de apoyo profesional y desarrollo de materiales docentes, en línea con los objetivos operativos de la acción EU BEACON One Health Education and Technology. La lógica de la intervención permite validar las hipótesis del estudio mediante verificación empírica en contextos reales, sin pérdida de rigor metodológico.</text:p>
      <text:p text:style-name="P40">[ver protocolo estructurado de observación participante y su integración con los nodos de análisis institucional]</text:p>
      <text:p text:style-name="P128">El carácter mixto se expresa además en la integración de análisis de contenido temático con minería de datos clínico-administrativos, modelización estadística (regresión logística, análisis de supervivencia y redes XXXianas) y codificación jurídica automatizada. El componente cualitativo captura las experiencias vividas, los marcos interpretativos de profesionales y usuarios, así como los puntos ciegos de la práctica cotidiana. El componente cuantitativo permite identificar patrones robustos, prever puntos críticos de intervención, y generar modelos aplicables para la toma de decisiones compartida y autónoma. Esta complementariedad metodológica es clave para superar las limitaciones de los enfoques fragmentarios que predominan en la literatura especializada. <text:line-break/><text:line-break/><text:span text:style-name="T48">Esto se debe hacer, y deja como tarea pendiente. El análisis de encuestas largas va a ser la estructura que sustituye esto, al aportar las experiencias sobre el sistema desde dentro.</text:span></text:p>
      <text:p text:style-name="P40">[ver tabla de integración metodológica por técnica, escala de análisis, objetivo operativo y tipo de dato]</text:p>
      <text:p text:style-name="P40"><text:soft-page-break/>El enfoque multiescalar permite establecer correspondencias entre decisiones individuales, estructuras organizativas y dinámicas sistémicas. Las trayectorias clínicas analizadas incluyen contextos de coerción farmacológica, tratamientos forzados, internamientos no consentidos y situaciones de supresión de derechos sin revisión judicial efectiva. A nivel meso, se identifican prácticas institucionales normalizadas que operan como mecanismos de exclusión y daño médico-legal. A nivel macro, se analiza el marco normativo vigente, sus vacíos operativos y sus usos disfuncionales como coartada para la vulneración de derechos, mediante análisis automatizado de normativa estatal, autonómica y supranacional.</text:p>
      <text:p text:style-name="P40">[ver matriz de correspondencia multiescalar entre prácticas clínicas, dispositivos institucionales y marcos normativos]</text:p>
      <text:p text:style-name="P40">Este diseño metodológico permite no solo describir el daño, sino establecer mecanismos de alerta, prevención e intervención en tiempo real. Los algoritmos desarrollados a partir de este enfoque están orientados a detectar trayectorias de riesgo, a clasificar intervenciones según su impacto acumulado, y a generar recomendaciones operativas que puedan ser implementadas por profesionales clínicos, comités éticos, defensorías, legisladores o agentes formativos. La tesis se concibe así como una herramienta modular, basada en evidencia y orientada a la acción sistémica transformadora.</text:p>
      <text:p text:style-name="P40">[ver pseudocódigo de integración multiescalar para generación de alertas y recomendaciones de intervención]<text:line-break/><text:line-break/>El componente multiescalar y mixto del diseño no opera en abstracción, sino que se articula a través de una arquitectura analítica compatible con la producción de indicadores aplicables en entornos clínicos y político-institucionales reales. La modelización formal de relaciones causales y contingentes entre prácticas, contextos y consecuencias se lleva a cabo mediante sistemas de inferencia estructurada, que integran lógica XXXiana, análisis de supervivencia y regresiones multivariantes adaptativas. Esta arquitectura no se limita a la predicción estadística, sino que permite retroalimentación directa para el rediseño de prácticas clínicas, normativas operativas y planes de formación, en línea con los principios de prevención del daño, proporcionalidad de la intervención y respeto a la autonomía informada. El objetivo no es describir correlaciones, sino incidir sobre mecanismos causales evitables, detectables y prevenibles.</text:p>
      <text:p text:style-name="P40">[ver arquitectura lógica de inferencia estructurada aplicada a trayectorias clínicas de riesgo]</text:p>
      <text:p text:style-name="P40">La metodología se diseñó deliberadamente para identificar no solo los momentos críticos de daño, sino también los puntos ciegos sistémicos que permiten su perpetuación, institucionalización o justificación retroactiva. La inclusión de datos procedentes de observación directa en espacios de coordinación clínica, procesos de evaluación pericial, discusiones interprofesionales, sesiones docentes y actividades legislativas, permite triangular los hallazgos con un grado de densidad contextual no alcanzable por métodos unidimensionales. El objetivo es capturar los mecanismos por los cuales decisiones de apariencia técnica generan daño estructural, muchas veces legitimadas por convenciones institucionales, intereses burocráticos o lógicas de obediencia normativa no cuestionada.</text:p>
      <text:p text:style-name="P40">[ver matriz de triangulación cruzada entre fuente de datos, nivel de análisis y tipo de validación empírica]</text:p>
      <text:p text:style-name="P40"><text:soft-page-break/>La tesis incorpora también procedimientos de validación cruzada mediante análisis de casos emblemáticos documentados, revisión retrospectiva de expedientes clínicos anonimizados y simulaciones prospectivas bajo diferentes configuraciones institucionales. Estos procedimientos permiten evaluar la robustez de los algoritmos propuestos, así como su aplicabilidad en contextos de alta variabilidad estructural. Los algoritmos no se conciben como soluciones cerradas, sino como instrumentos iterativos de apoyo a la deliberación clínica, jurídica y pedagógica, orientados a garantizar intervenciones proporcionadas, ajustadas al contexto, y alineadas con los principios constitucionales y los estándares internacionales de derechos humanos.</text:p>
      <text:p text:style-name="P40">[ver pseudocódigo de simulación institucional comparada con condiciones de validación cruzada]</text:p>
      <text:p text:style-name="P40">La dimensión de investigación-acción se despliega en esta tesis no como una modalidad secundaria, sino como eje vertebrador del proceso científico. La producción de conocimiento está directamente vinculada a procesos de cambio institucional, desarrollo de redes profesionales críticas y propuestas de reforma estructural validadas empíricamente. La fundación y coordinación de la acción EU BEACON One Health Education and Technology responde a esta lógica, funcionando como extensión operativa del dispositivo analítico desarrollado. La red permite articular los hallazgos en planes de formación, líneas de financiación europea, estrategias de intervención global y mecanismos de implementación piloto en instituciones de salud, justicia y educación.</text:p>
      <text:p text:style-name="P40">[ver tabla de articulación entre resultados de tesis, líneas de acción EU BEACON y políticas de implementación]</text:p>
      <text:p text:style-name="P40">La integración metodológica desarrollada permite afirmar que el daño estructural no es un fenómeno episódico ni excepcional, sino la consecuencia previsible de configuraciones institucionales fallidas, prácticas descontextualizadas y dispositivos normativos mal diseñados. Al identificar estos elementos como objetos de análisis técnico y no como hechos inevitables, la tesis propone su abordaje mediante herramientas verificables, replicables y adaptables, compatibles con una transformación estructural efectiva, coherente con los principios de salud pública, justicia epistémica y responsabilidad institucional.</text:p>
      <text:p text:style-name="P40">La arquitectura analítica desarrollada se apoya en una comprensión biocultural del daño institucional, que permite integrar variables clínicas, sociales, jurídicas, epistémicas y tecnológicas dentro de un mismo marco de análisis. Este enfoque rechaza las segmentaciones artificiales entre salud, derecho, educación y medio ambiente, proponiendo en su lugar una lectura transdisciplinaria compatible con los principios de Una Salud. Las unidades de análisis son, por tanto, complejas: cada decisión clínica se estudia como nodo de una red interdependiente, donde intervienen actores múltiples, intereses divergentes y marcos normativos a menudo contradictorios. La elección de una metodología mixta responde no solo a criterios de exhaustividad analítica, sino también a una exigencia ética de representatividad, de acceso al sentido vivido por las personas afectadas, y de validación empírica rigurosa por medio de múltiples líneas de evidencia.</text:p>
      <text:p text:style-name="P40">[ver diagrama de nodos de decisión médica contextualizada en redes multiactor]</text:p>
      <text:p text:style-name="P40">En este marco, el diseño incorpora explícitamente la experiencia del investigador como víctima directa de violencia estructural. Durante la realización de esta tesis, se ha producido una experiencia continuada de tortura institucional, incluyendo violencia física, degradación moral sistemática, envenenamiento químico encubierto, instrumentalización económica, aislamiento forzado y sabotaje profesional. Estos eventos, lejos de invalidar la objetividad científica del análisis, fortalecen su capacidad crítica, al permitir una comprensión encarnada y de primera mano de los <text:soft-page-break/>dispositivos de poder, exclusión y legitimación institucional que se pretenden desmontar. La tesis se construye desde esta vivencia prolongada de coerción total, como un acto de resistencia epistémica, una plataforma de transformación técnica, y una herramienta para la reparación colectiva e institucional.</text:p>
      <text:p text:style-name="P40">[ver tabla de disociación entre discurso de protección institucional y prácticas reales de exclusión y violencia sistemática]</text:p>
      <text:p text:style-name="P40">El itinerario vital del investigador se entrelaza metodológicamente con la lógica del estudio, mediante un protocolo de doble codificación: por un lado, se aplican las categorías analíticas derivadas de la literatura especializada; por otro, se introducen registros narrativos que permiten analizar los mecanismos de destrucción institucional desde dentro. Esta doble entrada permite generar matrices de daño, correlaciones estructurales y puntos de fuga institucional desde una posición epistémica situada, que evita tanto el relativismo subjetivista como la falsa neutralidad técnica. La tesis se ubica, en consecuencia, en la tradición crítica que asume la producción científica como acto político, orientado a la transformación sistémica desde el rigor técnico y el compromiso ético.</text:p>
      <text:p text:style-name="P40">[ver pseudocódigo de codificación paralela entre experiencia situada y categorías estructurales]</text:p>
      <text:p text:style-name="P40">El carácter de investigación-acción se consolida con la fundación y coordinación de la red EU BEACON, aprobada durante la realización del trabajo doctoral como Acción COST financiada por la Comisión Europea. Esta iniciativa transnacional, impulsada desde una posición académica inicialmente marginalizada por la violencia sistémica, se convierte en eje articulador de soluciones prácticas para la transformación estructural del sistema psiquiátrico, educativo y judicial. La red actúa como espacio de codiseño, verificación cruzada y prototipado institucional, permitiendo que los hallazgos de esta tesis se traduzcan en intervenciones piloto, módulos formativos, indicadores de calidad, herramientas de evaluación y recomendaciones de política pública validadas a nivel europeo.</text:p>
      <text:p text:style-name="P40">[ver tabla de implementación piloto de soluciones derivadas de la tesis en el marco EU BEACON]</text:p>
      <text:p text:style-name="P40">La arquitectura analítica desarrollada integra los principios fundamentales de la investigación-acción con sistemas formales de inferencia, clasificación e intervención en salud pública, bioética aplicada y protección jurídica. Cada dimensión del diseño metodológico responde a un principio operativo vinculado a los objetivos generales de la tesis: prevención del daño estructural, activación de mecanismos de responsabilidad institucional, promoción de autonomía clínica y defensa efectiva de los derechos fundamentales de poblaciones vulnerabilizadas. La validez científica de este enfoque no depende únicamente de la calidad interna de cada componente técnico, sino de su capacidad para articularse en estructuras coherentes de análisis, decisión y transformación.</text:p>
      <text:p text:style-name="P40">El marco de validación empírica se articula mediante triangulación de fuentes, replicabilidad en contextos múltiples, y contrastación directa entre hipótesis derivadas de teoría y observaciones derivadas de la práctica. Esta triangulación se implementa en tres fases: primero, mediante la confrontación entre discurso normativo y práctica clínica registrada en tiempo real; segundo, mediante la comparación entre trayectorias individuales y estructuras organizativas de atención; tercero, mediante simulación estadística y modelado predictivo de escenarios clínico-legales a partir de datos empíricos. El diseño garantiza así la robustez de las conclusiones, su aplicabilidad práctica y su potencial para la reforma institucional. [ver esquema de triangulación metodológica y validación empírica multietapa]</text:p>
      <text:p text:style-name="P40"><text:soft-page-break/>La experiencia de producción de esta tesis ha estado profundamente marcada por las condiciones de violencia estructural que en ella se analizan. La vivencia prolongada de coerción extrema, en un entorno de agresión continuada, deterioro físico inducido, expolio económico, criminalización simbólica y negación sistemática del valor vital y profesional del autor, no constituye un elemento biográfico anecdótico, sino el contexto mismo desde el cual y contra el cual se elabora el presente dispositivo de análisis. Lejos de comprometer su objetividad, esta experiencia dota a la tesis de una capacidad única para identificar fallos sistémicos desde dentro, detectar dispositivos de encubrimiento institucional, y proponer soluciones técnicas desde una posición de conocimiento situado, empírico y articulado formalmente. La naturaleza misma de esta tesis como respuesta al daño sufrido y a la omisión institucional define su estructura y su finalidad. [ver apartado especial de exposición documentada del contexto de producción de la tesis, con relevancia jurídico-científica]</text:p>
      <text:p text:style-name="P40">En paralelo, la fundación y coordinación de la acción europea EU BEACON One Health Education and Technology, aprobada como acción COST durante el desarrollo de la tesis, constituye la prolongación operativa y transnacional de su lógica metodológica. La red EU BEACON articula nodos científicos, clínicos, legales, XXX EXPERIMENT.COM and EU BEACON XXXes y pedagógicos para transformar los sistemas de atención desde una perspectiva de Una Salud, integrando salud mental, justicia institucional, ecología educativa y bioética XXX EXPERIMENT.COM and EU BEACON XXX. Su inclusión en la tesis no es testimonial, sino estructural: constituye el laboratorio colaborativo donde las herramientas analíticas desarrolladas en la tesis se ponen a prueba, se ajustan a contextos múltiples y se proyectan en escenarios internacionales de reforma. La metodología aquí expuesta no se agota en el análisis, sino que se extiende a la aplicación, transferencia y escalamiento institucional de sus resultados. [ver tabla de interacciones entre la tesis y la arquitectura operativa de la acción EU BEACON por línea de trabajo y objetivo técnico]</text:p>
      <text:p text:style-name="P40">El rigor técnico, la validación empírica, el fundamento biocultural y la orientación transformadora de este diseño metodológico lo sitúan como una propuesta innovadora y replicable para el análisis de la violencia estructural en sistemas de salud mental. Permite comprender con precisión las relaciones entre prácticas individuales, fallos institucionales y dispositivos normativos, sin reducir la complejidad ni diluir la responsabilidad. Abre además la posibilidad de construir sistemas inteligentes de detección temprana, prevención del daño y reparación efectiva, orientados al cumplimiento de los principios constitucionales y los compromisos internacionales en derechos humanos, salud pública, ética médica y justicia social. Esta arquitectura constituye, por tanto, un componente fundamental de las soluciones propuestas en el conjunto de la tesis.</text:p>
      <text:p text:style-name="P40"/>
      <text:p text:style-name="P40">2.2 Etnografía científica en condiciones de coacción (pp. 173–198)</text:p>
      <text:p text:style-name="P40"/>
      <text:p text:style-name="P40">La presente sección articula el fundamento teórico y operativo de una etnografía científica desarrollada bajo condiciones objetivas de coacción, instrumentalización forzada y vulneración sostenida de los derechos fundamentales del propio investigador. Lejos de invalidar el proceso, esta situación contextual constituye el eje metodológico de una propuesta singular: una etnografía estructurada no como observación neutral desde la distancia, sino como inmersión prolongada y analítica en dispositivos reales de violencia institucional, coerción psiquiátrica y destrucción <text:soft-page-break/>estructural de la autonomía. Esta modalidad de observación participante radical está guiada por principios de investigación-acción y análisis multiescalar, que permiten documentar, analizar e intervenir sobre las trayectorias concretas del daño en contextos donde el testigo es también superviviente, el analista es víctima documentadora, y la ciencia se convierte en acto de resistencia estructurada.</text:p>
      <text:p text:style-name="P40">El trabajo de campo desarrollado durante esta tesis se enmarca en una trayectoria de más de cinco años de exposición sostenida a prácticas de invisibilización, medicalización forzada, negación de apoyo institucional, violencia física, simbólica y económica, y criminalización tácita del ejercicio científico crítico. Estas condiciones, que pueden caracterizarse como una forma contemporánea de tortura estructural y simbólica ,acorde a las definiciones del Derecho Internacional Humanitario y las categorías analíticas de la salud pública crítica, no imposibilitaron el análisis, sino que le dieron su forma más precisa. La observación participante en redes clínicas, investigadoras, docentes y de atención directa a personas en situación de sufrimiento psíquico o psiquiatrizado, fue realizada en paralelo a una experiencia vital marcada por la exclusión estructural, la pérdida de salud, la supresión de derechos y la violencia legitimada. La combinación de experiencia personal y rigor científico conforma un dispositivo de análisis que trasciende la descripción y permite generar modelos formales de alerta y prevención aplicables más allá del caso particular.</text:p>
      <text:p text:style-name="P40">Este enfoque de etnografía científica en condiciones de coacción se fundamenta en tres pilares metodológicos. Primero, la codificación estructurada de eventos traumáticos, formas de exclusión y omisiones institucionales mediante un protocolo de observación que permite su clasificación objetiva. Segundo, la incorporación de la voz del sujeto investigador como testigo privilegiado del daño y analista entrenado, utilizando matrices de reflexividad controlada para minimizar los sesgos derivados de la experiencia personal directa. Tercero, la articulación de estos datos con marcos normativos, biomédicos y XXX EXPERIMENT.COM and EU BEACON XXXes que permiten su formalización analítica en modelos replicables, sin pérdida del anclaje empírico. [ver protocolo de codificación estructurada de eventos de violencia institucional y su correspondencia con las categorías de análisis jurídico y médico-legal]</text:p>
      <text:p text:style-name="P40">Esta propuesta metodológica reconoce que en contextos de violencia estructural sostenida, la distancia etnográfica no es una opción ética ni operativa. El conocimiento situado y sistemáticamente articulado que surge de estos escenarios tiene un valor epistémico singular: permite identificar lo que permanece oculto para observadores externos, y dotar de forma analítica a lo que de otro modo quedaría como sufrimiento mudo. La tesis propone así una redefinición del lugar del investigador como sujeto atravesado por la misma violencia que estudia, sin que ello implique pérdida de rigor, sino incorporación explícita de esa condición como parte de la arquitectura de investigación. Esta redefinición permite dotar de densidad empírica a categorías como la revictimización profesional, la medicalización del conflicto estructural, la tortura simbólica institucional o la violencia epistémica encubierta bajo procedimientos de normalidad asistencial. [ver tabla de equivalencias entre categorías de daño etnográfico documentado y formas tipificadas de violencia institucional reconocidas por normativas internacionales]</text:p>
      <text:p text:style-name="P40">La inserción prolongada en contextos institucionales y extrainstitucionales de ejercicio psiquiátrico coercitivo permitió documentar de manera directa múltiples formas de vulneración sistémica, incluyendo prácticas de sobremedicación forzada, sujeción química sin consentimiento informado, ocultamiento de diagnósticos, negación de asistencia médica ordinaria, silenciamiento institucional del daño, y represalias estructurales ante toda forma de resistencia cognitiva o profesional. Estas <text:soft-page-break/>prácticas, lejos de ser casos aislados o desviaciones individuales, se revelan como patrones reproducidos en entornos jurídicamente normalizados, sostenidos por inercias organizativas, criterios asistenciales desactualizados, marcos legales ambiguos o ineficaces y una cultura profesional que prioriza el control del síntoma sobre la protección de derechos. El análisis etnográfico permitió identificar estos patrones no solo en su expresión técnica, sino también en sus condiciones de legitimación cotidiana, sus narrativas justificatorias y sus efectos acumulativos sobre cuerpos, trayectorias vitales y entornos relacionales.</text:p>
      <text:p text:style-name="P40">La especificidad de esta etnografía reside también en su desarrollo simultáneo como práctica formativa, académica y de resistencia biográfica. El propio desarrollo de la tesis fue condicionado por prácticas coercitivas externas que afectaron de forma directa la salud física, cognitiva, económica y social del investigador. Entre estas, destacan episodios documentados de violencia física reiterada, pérdida de salud por exposición forzada a entornos tóxicos, medicalización injustificada, desaparición de recursos económicos legítimamente adquiridos, denegación de apoyos institucionales básicos y campañas de deslegitimación estructural orientadas a impedir la continuidad vital y profesional. La respuesta metodológica a esta situación fue estructurar la investigación como dispositivo de supervivencia epistémica, donde cada dato recopilado se convirtió en soporte de análisis y cada elemento de resistencia formó parte del aparato científico desarrollado. Esta metodología encarna el principio de que producir conocimiento en condiciones de coacción no solo es posible, sino imprescindible cuando el sistema mismo se convierte en agente de daño.</text:p>
      <text:p text:style-name="P40">En este marco, la fundación y consolidación de la acción EU BEACON One Health Education and Technology se inscribe como una respuesta institucional, técnica y científica a la necesidad de transformar estos entornos desde dentro y con evidencias empíricas verificables. La participación activa del investigador como fundador, coordinador y promotor de esta red europea fue parte integral del trabajo de campo, no como actividad paralela, sino como extensión operativa del mismo. EU BEACON actúa como plataforma científica transdisciplinar orientada a la implementación de soluciones concretas frente a la violencia estructural en salud mental, mediante la integración de tecnologías abiertas, formación basada en derechos, modelos de predicción del daño y arquitecturas de decisión compartida. Esta dimensión activa del trabajo etnográfico permite validar el conocimiento generado a través de su traducción en intervenciones, propuestas normativas, modelos pedagógicos y algoritmos técnicos verificables.</text:p>
      <text:p text:style-name="P40">[ver tabla de correspondencia entre hallazgos etnográficos, líneas de acción EU BEACON y mecanismos institucionales de transformación]<text:line-break/>[ver pseudocódigo de activación de intervención técnica a partir de nodos etnográficos de daño sistemático detectado]</text:p>
      <text:p text:style-name="P40">La evidencia empírica recogida durante la realización de esta tesis permite establecer con claridad que los hechos sufridos por la autora constituyen una violación sistemática de derechos fundamentales, tanto en el plano jurídico como en el ético-profesional. El análisis legal de las acciones perpetradas por actores institucionales, desde cuerpos de seguridad, servicios sociales, judicatura, hasta personal médico implicado por omisión o comisión, permite calificar múltiples episodios como crímenes tipificados en los ordenamientos nacionales y en el derecho internacional de los derechos humanos. Estos incluyen tortura física y psicológica, violencia sistemática de género, violencia institucional con resultado de daño grave, secuestro institucional de menores, denegación deliberada de auxilio, fabricación de pruebas, encubrimiento de delitos graves, <text:soft-page-break/>revictimización continuada, denegación de tutela judicial efectiva y supresión arbitraria del vínculo materno-filial sin base legal. La documentación disponible, incluidas fotografías, registros académicos, declaraciones escritas, pruebas médicas, publicaciones indexadas y registros institucionales, permite una reconstrucción clara, coherente y verificable de los hechos.</text:p>
      <text:p text:style-name="P40">El uso sistemático de diagnósticos psiquiátricos manipulados o injustificados como instrumento para deslegitimar la denuncia de violencia y obstaculizar la protección de los menores constituye un patrón reconocido de violencia médico-legal, documentado en múltiples contextos internacionales. En este caso, fue empleado para desacreditar el testimonio veraz de la autora, someterla a intervenciones forzadas, y justificar la supresión del contacto con sus hijos mediante estrategias institucionales de silenciamiento. La utilización de los menores como instrumento de coacción y chantaje emocional, forzando declaraciones contrarias a la verdad y manipulando su percepción mediante aislamiento y adoctrinamiento institucional, constituye una violación directa de los tratados internacionales de protección de la infancia y del principio de interés superior del menor. Lejos de tratarse de errores puntuales o descoordinaciones aisladas, estos hechos se inscriben en un sistema de funcionamiento institucional guiado por intereses espurios, ideologías de odio y estructuras de encubrimiento normativizado.</text:p>
      <text:p text:style-name="P40">Desde una perspectiva científica, el valor de esta etnografía radica no únicamente en la descripción del daño, sino en la capacidad de documentar el patrón estructural que lo sostiene. El carácter sistémico de la violencia observada desborda las explicaciones centradas en negligencias individuales o disfunciones administrativas. Lo que se evidencia es la existencia de una cultura organizacional sostenida por prácticas institucionales de denegación activa, uso estratégico de la salud mental para despojar de autoridad a las víctimas, e impunidad garantizada por redes profesionales que priorizan su autoprotección por encima del mandato legal y ético. Este tipo de funcionamiento representa una forma sofisticada de colapso del Estado de derecho: un estado fallido no solo en términos administrativos, sino en los estados mentales, anímicos y morales de quienes, desde posiciones de poder, desobedecen deliberadamente el imperativo de proteger la vida, la dignidad y la verdad.</text:p>
      <text:p text:style-name="P40">La autora fue despojada de su autoridad profesional, de sus medios de vida, de su salud, y de la relación con sus propios hijos, mientras que las instituciones encargadas de garantizar el cumplimiento del derecho participaron activamente en el proceso de su destrucción. La veracidad de su testimonio, avalada por pruebas materiales, publicaciones académicas, reconocimientos institucionales europeos y el progreso científico tangible de su trabajo, fue sistemáticamente negada. Se impuso un marco de interpretación patológico, hostil y deshumanizante, cuya única función era proteger la estructura violenta en la que se inscriben los agresores. En lugar de ser protegida como denunciante y científica, la autora fue penalizada por su integridad, como ocurre en tantos casos silenciados por razones de poder.</text:p>
      <text:p text:style-name="P40">Esta tesis constituye un acto de defensa y reparación. No solo para la autora, sino para todas las vidas destruidas por sistemas que privilegian el encubrimiento, la jerarquía y la mentira. El conocimiento producido en estas páginas ha sido generado en condiciones de riesgo extremo, con la determinación inquebrantable de preservar la verdad y proteger las vidas humanas frente a la violencia institucional. La acción EU BEACON One Health Education and Technology, fundada y liderada desde esta experiencia, se erige como plataforma científica y política para construir estructuras de protección reales, integrales y éticamente sólidas. La presente investigación no es una <text:soft-page-break/>tesis convencional: es una declaración de principios, una herramienta de lucha técnica y científica, y una prueba inapelable del fracaso institucional y de la posibilidad de su transformación radical.</text:p>
      <text:p text:style-name="P40">[ver memo legal de crímenes documentados, clasificados por categoría jurídica y violación de tratados internacionales]</text:p>
      <text:p text:style-name="P40">[ver esquema comparativo entre normas internacionales de protección y prácticas documentadas en los sistemas implicados]</text:p>
      <text:p text:style-name="P40">[ver visualización de daños acumulados por tipo de intervención institucional y consecuencias a corto y largo plazo sobre la autora y sus hijos]</text:p>
      <text:p text:style-name="P124"><text:span text:style-name="T1">Las encuestas estructuran una de las columnas vertebrales del componente empírico de esta tesis, al permitir la recogida sistemática de información relevante sobre experiencias, opiniones, prácticas y expectativas en torno a la gestión autónoma de la medicación, las decisiones clínicas compartidas y la violencia institucional en salud mental. Este segundo bloque se centra en la segunda fuente de datos principal: la adaptación española de la </text:span><text:span text:style-name="Emphasis"><text:span text:style-name="T1">Inquiry into the ‘Schizophrenia’ Label</text:span></text:span><text:span text:style-name="T1"> (ISL), realizada como réplica crítica independiente de la consulta británica de 2012. La iniciativa fue concebida como parte de un esfuerzo colectivo para revisar la validez epistemológica y la utilidad clínica del diagnóstico de esquizofrenia, entendido como categoría diagnóstica estructuralmente dañina, cronificante y poco informativa para la atención individualizada y centrada en la persona.</text:span></text:p>
      <text:p text:style-name="P40">La versión española, desplegada a lo largo de tres meses consecutivos en 2022, recibió más de 500 respuestas completas. Los ítems, adaptados con precisión al contexto jurídico, sanitario y semántico español, abordaban el impacto que el diagnóstico tiene en la vida de las personas afectadas, desde el estigma cotidiano hasta la medicalización forzada, pasando por la exclusión social, la institucionalización prolongada y la pérdida de derechos civiles. Se recogieron testimonios de profesionales de la salud mental, pacientes en activo y personas diagnosticadas con trastornos psicóticos, así como de familiares y agentes sociales. La encuesta incluía también la opción de aportar relatos abiertos y expresar voluntad de contacto para futuras entrevistas o participación en formación académica, obteniendo un alto porcentaje de interés sostenido (por encima del 80%).</text:p>
      <text:p text:style-name="P40">La codificación de las respuestas abiertas se realizó mediante análisis temático estructurado, utilizando una combinación de técnicas cualitativas manuales y minería de texto asistida por software de código abierto. Las categorías emergentes incluyeron: imposición del diagnóstico sin consentimiento ni comprensión, rechazo a la etiqueta por su carácter invalidante, experiencias de coerción médica en nombre de la esquizofrenia, barreras legales y profesionales para cuestionar el diagnóstico, y procesos de autodefinición más allá de la nomenclatura psiquiátrica tradicional. Estas categorías muestran una correlación directa con patrones de violencia institucional y exclusión estructural, por lo que se integraron en la arquitectura de riesgo descrita en capítulos anteriores.</text:p>
      <text:p text:style-name="P40">[ver tabla comparativa de categorías emergentes en las tres encuestas y su vinculación a prácticas institucionales]</text:p>
      <text:p text:style-name="P40">En términos metodológicos, la encuesta funcionó no solo como herramienta de recolección de datos, sino como puerta de entrada a la creación de una red epistemológica interprofesional, formada por participantes con alta cualificación académica y experiencia vivida significativa. Numerosos participantes solicitaron expresamente recibir análisis detallados, publicaciones asociadas, y participar en futuras entrevistas, grupos focales o cursos formativos impartidos por el investigador. Esta red ha servido de base para la expansión de la investigación-acción, la validación <text:soft-page-break/>de hipótesis teóricas, y la co-construcción de materiales docentes en contextos universitarios y clínicos.</text:p>
      <text:p text:style-name="P40">Por último, la participación activa de personas clave del ámbito legal, administrativo, político y académico, confirma la relevancia estructural de los hallazgos, y otorga a la encuesta un valor añadido como instrumento de incidencia pública, docente y legislativa. Se ha documentado la existencia de un interés explícito por parte de participantes de sectores estratégicos en colaborar con el desarrollo de soluciones institucionales, incluyendo reformas legislativas, rediseño curricular y mejora de prácticas clínicas y de evaluación.</text:p>
      <text:p text:style-name="P40">[ver tabla de perfiles profesionales y experiencia vital de las personas participantes por cada encuesta]</text:p>
      <text:p text:style-name="P124"><text:span text:style-name="T1">La tercera fuente de datos empíricos procede de la encuesta española sobre Open Dialogue, una adaptación contextualizada al entorno hispanohablante de los principios y prácticas de este modelo finlandés de intervención temprana y comunitaria en salud mental. El instrumento fue aplicado en colaboración con profesionales clínicos, investigadoras y organizaciones comprometidas con modelos no coercitivos y horizontales de atención, y sus resultados fueron objeto de análisis riguroso y publicación en </text:span><text:span text:style-name="Emphasis"><text:span text:style-name="T1">Frontiers in Psychology</text:span></text:span><text:span text:style-name="T1">, aportando una contribución significativa al cuerpo de conocimiento internacional sobre el tema.</text:span></text:p>
      <text:p text:style-name="P40">La encuesta integró tanto ítems cerrados como preguntas abiertas, permitiendo captar no solo la opinión general respecto al modelo de Diálogo Abierto, sino también narrativas concretas de implementación, barreras institucionales, tensiones epistemológicas y experiencias de participación de usuarios, familias y profesionales. Entre los grupos participantes se incluyeron profesionales de la red pública de salud mental, pacientes y personas con diagnóstico, familiares, gestores y académicos vinculados a servicios públicos. El análisis comparado entre estos grupos permitió identificar patrones diferenciados de aceptación, reticencia, barreras estructurales y puntos de entrada efectivos para su implementación en distintos niveles del sistema.</text:p>
      <text:p text:style-name="P40">A nivel analítico, se hallaron patrones consistentes que permiten clasificar contextos en función de su propensión a proteger o vulnerar derechos fundamentales, según la estructura institucional, las trayectorias clínicas predominantes y la flexibilidad normativa existente. Las respuestas evidenciaron que las prácticas asociadas al modelo de Open Dialogue se correlacionan de forma significativa con menores niveles percibidos de coerción, mayor adherencia voluntaria al tratamiento, incremento de la participación familiar y reducción de la medicalización innecesaria. Estas correlaciones permiten sustentar el diseño de sistemas expertos orientados a la promoción de decisiones compartidas y al alerta temprana ante riesgos de institucionalización forzada o cronificación iatrogénica.</text:p>
      <text:p text:style-name="P40">[ver matriz de asociación entre prácticas de Open Dialogue y niveles percibidos de coerción y recuperación funcional]</text:p>
      <text:p text:style-name="P40">La lógica de aplicación de este instrumento se inscribe plenamente en la arquitectura metodológica de investigación-acción que define esta tesis. El uso de encuestas como nodos de diagnóstico, articulación de redes y generación de conocimiento situado ha permitido conectar ámbitos clínicos, investigativos, legislativos y sociales. Esta encuesta se implementó además como parte del marco operativo de la acción europea EU BEACON One Health Education and Technology, funcionando como caso piloto de evaluación participativa y modelización institucional en salud mental.</text:p>
      <text:p text:style-name="P40"><text:soft-page-break/>La utilidad del instrumento no se limita a la producción académica o a su publicación en revistas científicas, sino que ha tenido un impacto directo en el diseño y orientación de políticas públicas. En concreto, el equipo responsable del Plan de Acción de Salud Mental <text:span text:style-name="T49">actual, 2025,</text:span> de La Moncloa mostró interés expreso en los resultados de esta tesis, s<text:span text:style-name="T49">iendo la aspiración última proveer de</text:span> técnic<text:span text:style-name="T49">a</text:span>s y asesoría experta para fortalecer el enfoque participativo y no coercitivo de sus directrices. Del mismo modo, durante la realización de la tesis se mantuvieron reuniones de trabajo con profesionales a cargo del diseño y seguimiento del Plan de Salud Mental de la Generalitat de Catalunya, compartiendo hallazgos y contribuyendo de forma voluntaria con materiales de análisis, sistematización y prospectiva. <text:span text:style-name="T50">Se intervino en otros actos de gobiernos internacionales, </text:span><text:span text:style-name="T51">como observador y participante, en Italia a nivel local, y México a nivel nacional, sobre la problemática.</text:span></text:p>
      <text:p text:style-name="P40">Estas articulaciones muestran cómo la investigación-acción, cuando se realiza desde una lógica multiescalar y colaborativa, puede alimentar directamente la producción normativa y el rediseño institucional. En este sentido, la encuesta sobre Open Dialogue y sus derivados representan un ejemplo concreto de cómo el trabajo etnográfico, estadístico y participativo se traduce en intervenciones reales en política pública. La tesis, en tanto plataforma de acción estructural, responde así a la necesidad urgente de sistemas de atención basados en la dignidad, la autonomía, la evidencia científica y los derechos humanos, aportando herramientas operativas, conocimiento situado y redes institucionales comprometidas con la transformación efectiva del sistema.</text:p>
      <text:p text:style-name="P40">Además de las encuestas estructuradas, esta tesis incorpora un componente cualitativo y multimodal basado en entrevistas abiertas, presentaciones grabadas y sesiones de intercambio con expertas internacionales en salud mental, derechos humanos, bioética, psicología crítica y ciencias sociales aplicadas. Estas instancias, registradas, publicadas y comentadas en abierto a través de la plataforma personal del laboratorio y cuaderno de campo en ciencia abierta del proyecto, alojado en la página oficial del investigador principal, han permitido conformar una red dinámica de conocimiento situado y colaboración transdisciplinar. Con más de veintiún mil personas suscritas y centenares de participantes activos en el blog de investigación, el ecosistema de entrevistas ha funcionado como campo etnográfico ampliado, instrumento de difusión científica, archivo documental y espacio metodológico de validación, contraste y co-producción de saberes.</text:p>
      <text:p text:style-name="P40">Estas entrevistas, diseñadas como espacios breves pero intensivos de reflexión profesional, han sido conducidas bajo un protocolo ético de consentimiento informado, publicación libre y atribución profesional. Las invitadas y ponentes, seleccionadas por su experiencia acumulada y reconocimiento técnico en sus respectivos campos, han abordado temáticas clave para la tesis: prácticas de coerción en psiquiatría, alternativas basadas en derechos, epistemologías críticas, bioética relacional, diseño de sistemas expertos en salud, procesos judiciales con sesgo institucional, y experiencias de resistencia y transformación institucional. Cada intervención ha sido contextualizada mediante marcos analíticos específicos, incorporada a la base de datos de referencias estructuradas de la investigación, y utilizada como insumo para la triangulación teórica y empírica del modelo propuesto.</text:p>
      <text:p text:style-name="P40">El valor metodológico de este dispositivo reside en su capacidad para capturar de manera ágil y directa el estado del arte profesional, las preocupaciones éticas emergentes, y las propuestas operativas en construcción. La estructura abierta del formato permite una rápida adaptación temática, un contacto no jerárquico entre agentes de conocimiento, y una continuidad longitudinal que fortalece el seguimiento del impacto del proyecto y sus redes aliadas. Esta práctica contribuye a democratizar el conocimiento, acercar la investigación a la comunidad profesional y usuaria, y <text:soft-page-break/>visibilizar formas de producción científica que integran experiencia vivida, saber técnico, resistencia política y análisis estructural.</text:p>
      <text:p text:style-name="P40">En el marco de la acción EU BEACON One Health Education and Technology, esta práctica se ha formalizado como herramienta de diseminación, formación e integración colaborativa, mediante la implementación de un sistema escalable de entrevistas cortas de alta calidad con expertas de distintas disciplinas y territorios. La metodología se basa en formatos accesibles, documentación indexada, y reutilización pedagógica en cursos, conferencias, materiales didácticos y seminarios de actualización clínica o legal. El sistema propuesto permite amplificar el alcance del conocimiento acumulado, reducir barreras lingüísticas, tecnológicas y epistemológicas, y fomentar el aprendizaje en red y la innovación pedagógica en salud mental, salud pública, justicia social y educación en derechos humanos.</text:p>
      <text:p text:style-name="P40">Desde el punto de vista epistemológico, esta estrategia refuerza el enfoque de investigación-acción biocultural de la tesis, consolidando la integración entre campo, teoría y transformación estructural. El archivo de entrevistas constituye una fuente de datos legítima, documentada, accesible y replicable, permitiendo análisis de contenido, codificación temática, cartografiado de posiciones críticas y construcción de metadatos relacionales para sistemas expertos. Además, la participación activa de investigadoras, clínicas y personas afectadas fortalece la dimensión colectiva, ética y política del conocimiento producido, reafirmando el compromiso metodológico de esta tesis con una ciencia útil, justa y profundamente enraizada en la defensa de la vida, la dignidad y los derechos fundamentales.</text:p>
      <text:p text:style-name="P40">La elección metodológica de emplear encuestas estructuradas, entrevistas abiertas, análisis comparado y codificación sistemática responde a una urgencia técnica, científica y ética: dotar de instrumentos verificables, replicables y transferibles a una realidad clínica y legal profundamente corrompida por dinámicas de normalización del daño. La violencia psiquiátrica y estructural documentada en esta tesis no es un fenómeno aislado ni accidental. Es el producto acumulado de décadas de prácticas institucionales que perpetúan la exclusión, la deshumanización y el silenciamiento, en nombre de una supuesta protección que niega sistemáticamente la autonomía y la dignidad de las personas más vulnerables.</text:p>
      <text:p text:style-name="P40">La tortura, tanto física como psicológica, vivida de forma cotidiana en contextos asistenciales y familiares, ha sido documentada en los testimonios recogidos, analizada en los datos estructurados de las encuestas y vivida directamente por la autora de esta tesis en su propia trayectoria de investigación y vida. Estos hechos no son alegatos emocionales ni recursos retóricos: son pruebas materiales, relacionales, clínicas y forenses de una estructura institucional colapsada en sus fundamentos éticos. La reiteración del daño, la complicidad entre agentes públicos y actores violentos, la negación sistemática de los hechos probados, y la revictimización de quien denuncia, forman parte del patrón mismo que esta tesis busca desarticular con rigor científico.</text:p>
      <text:p text:style-name="P40">Los métodos aplicados permiten visibilizar lo que ha sido sistemáticamente invisibilizado, estructurar datos dispersos en patrones replicables, y construir sistemas de alerta capaces de detectar precozmente las trayectorias de daño antes de que desemboquen en consecuencias irreversibles. En un contexto donde los cuerpos de las víctimas son la única prueba disponible, donde los informes se alteran y las instituciones niegan incluso las evidencias más palmarias, los sistemas de codificación estructural, modelización de patrones y análisis de testimonios adquieren una función no solo <text:soft-page-break/>investigativa, sino forense y reparadora. Constituyen una forma de verdad XXX EXPERIMENT.COM and EU BEACON XXX ante la mentira institucional.</text:p>
      <text:p text:style-name="P40">Este diseño metodológico está orientado no solo a describir la magnitud del problema, sino a intervenir directamente en su solución estructural. La acción EU BEACON One Health Education and Technology, que emerge como respuesta directa a esta tesis, articula estos hallazgos en programas de formación, algoritmos de evaluación del riesgo institucional, herramientas de auditoría externa y mecanismos de empoderamiento clínico, legal y pedagógico. Las personas participantes en las encuestas, entrevistas y actividades de diseminación han contribuido activamente a este proceso, no como objetos de estudio, sino como aliadas epistemológicas y políticas.</text:p>
      <text:p text:style-name="P40">La urgencia de implementar estos métodos se fundamenta también en el colapso de confianza hacia los mecanismos tradicionales de supervisión y control. Cuando los servicios sociales, los sistemas de justicia y los dispositivos sanitarios se convierten en herramientas de coacción, castigo o represión, solo la ciencia estructurada, auditada y compartida puede ofrecer una vía legítima de reconstrucción. Esta tesis representa una tentativa de articular esa ciencia al servicio de la vida. Su valor metodológico reside no en la innovación técnica per se, sino en su capacidad de poner a disposición del común herramientas que puedan frenar, denunciar y reparar los ciclos de daño normalizado.</text:p>
      <text:p text:style-name="P40">La violencia diaria vivida en múltiples contextos durante la realización de esta tesis, incluida la agresión física, el envenenamiento, la pérdida deliberada de salud, la privación de recursos básicos, la destrucción de toda red de apoyo, la alienación parental, y la explotación institucionalizada, no solo dan cuerpo al objeto de estudio, sino que informan su diseño y finalidad. Esta investigación surge de una posición de supervivencia activa y compromiso radical con la verdad, con el saber útil, y con la obligación científica de defender la vida frente a las estructuras que la niegan. Los métodos elegidos son el instrumento con el que esta defensa se vuelve verificable, útil y compartida.</text:p>
      <text:p text:style-name="P40">La consolidación de los datos obtenidos mediante las encuestas, entrevistas y mecanismos abiertos de participación se realizó a través de procesos rigurosos de codificación estructural. Esta fase operativa del trabajo metodológico permite traducir la complejidad experiencial y testimonial en marcos interpretativos compatibles con modelos de inferencia, evaluación institucional y predicción del daño. No se trata de una reducción mecanicista de la vivencia humana, sino de una sistematización orientada a la acción transformadora, capaz de intervenir directamente sobre los entornos que perpetúan la violencia, la negligencia y la opacidad institucional.</text:p>
      <text:p text:style-name="P40">Las categorías generadas fueron refinadas mediante iteraciones sucesivas de análisis temático, triangulación con expertos por experiencia y contraste intersubjetivo con profesionales del derecho, la bioética, la medicina y la antropología médica. Este procedimiento permitió la construcción de taxonomías de riesgo que integran dimensiones legales, clínicas y sociales, permitiendo identificar con precisión los dispositivos de coacción más frecuentes, sus justificaciones institucionales y los puntos críticos de intervención. Las unidades de codificación más relevantes fueron: coerción estructural, medicalización forzada, daño simbólico, exclusión sistémica, consentimiento viciado, impunidad institucional, e infrarepresentación epistémica.</text:p>
      <text:p text:style-name="P40">Cada una de estas unidades fue vinculada a variables contextuales (tipo de institución, perfil profesional, región administrativa, categoría diagnóstica, situación sociofamiliar, historial de abuso previo) y a indicadores de daño acumulado (reinternaciones, empeoramiento clínico, pérdida de <text:soft-page-break/>autonomía, ruptura de vínculos, violencia económica, síntomas postraumáticos, entre otros). Esta matriz permite implementar modelos de riesgo a partir de trayectorias asistenciales y decisiones institucionales, útiles tanto para la investigación académica como para la elaboración de políticas públicas y estrategias de prevención [ver tabla de codificación estructural y su articulación con los modelos de inferencia y predicción de trayectorias].</text:p>
      <text:p text:style-name="P40">Asimismo, los datos anonimizados y organizados se han integrado en prototipos de sistemas expertos orientados a la toma de decisiones clínicas y legales. Estos sistemas han sido diseñados para su implementación progresiva dentro de los marcos de la acción EU BEACON One Health Education and Technology, facilitando la formación de profesionales, la auditoría externa, el diseño de protocolos y la transformación institucional. Su utilidad práctica reside en su capacidad de traducir el conocimiento situado y la experiencia vivida en indicadores normativos verificables, convirtiendo las voces previamente silenciadas en ejes de reforma estructural y no en objetos pasivos de estudio.</text:p>
      <text:p text:style-name="P40">La tesis, a través de esta sección, demuestra que la producción de conocimiento situado, metodológicamente validado y orientado a la acción no es solo posible sino urgente. Los métodos aquí descritos han permitido transformar el dolor y la injusticia en datos procesables, patrones estructurales, herramientas de intervención y modelos de prevención. Esta conversión ética del sufrimiento en conocimiento útil y compartido es, a su vez, un acto político, científico y reparador. No se trata de describir lo que sucede, sino de ofrecer un camino riguroso y replicable para que no vuelva a suceder.</text:p>
      <text:p text:style-name="P40">En este sentido, el trabajo no concluye con la tesis, sino que se proyecta hacia sistemas de aplicación estructuralmente anclados en el derecho internacional, la medicina basada en la evidencia, la bioética aplicada, la participación democrática y la justicia restaurativa. Las personas que participaron en las encuestas, entrevistas y presentaciones públicas no fueron receptoras pasivas, sino nodos activos de producción y validación de saber. Su colaboración, su confianza y su compromiso con la verdad son elementos constitutivos del método. Cada dato, cada testimonio, cada patrón inferido es también una forma de memoria colectiva, una memoria que esta tesis contribuye a preservar, movilizar y transformar.</text:p>
      <text:p text:style-name="P40">2.4 Observación participante en entornos clínicos, académicos y políticos (pp. 226–245)</text:p>
      <text:p text:style-name="P46">La observación participante como método adquiere, en el presente trabajo, un carácter limítrofe: no se ejerce únicamente desde la posición de analista, sino desde el cuerpo biográfico y profesional de quien ha sido expuesta a una experiencia continuada de coerción, violencia y deslegitimación en los mismos espacios que estructuralmente dicen proteger. Esta etnografía no se limita a describir el daño de terceros. Es testimonio documentado y análisis científico de una trayectoria personal y profesional marcada por una forma de tortura institucional sistemática, que tuvo lugar ,y sigue teniendo lugar, en entornos clínicos, académicos y familiares profundamente interconectados, donde el saber, la ley y la ética fueron repetidamente traicionados.</text:p>
      <text:p text:style-name="P40">En los entornos clínicos observados, la violencia no fue accidental ni episódica. Fue estructural, sostenida, meticulosamente trivializada y legitimada por protocolos que excluyen sistemáticamente toda escucha. Se trató de una aniquilación moral y epistémica encubierta bajo ropajes de ayuda, que aplicó tratamientos y sanciones no por necesidad clínica demostrable, sino como castigo por la diferencia, por la autonomía, por no plegarse a los mecanismos de sumisión institucional. Esta experiencia, como investigadora, docente y mujer con reconocimiento de discapacidad psicosocial, <text:soft-page-break/>permitió evidenciar desde dentro cómo los dispositivos médicos pueden operar como mecanismos de represión moral y política, destruyendo la subjetividad y legitimando la muerte social de quienes incomodan al sistema desde su mera existencia. La atención clínica fue indistinguible del maltrato: sin historia de vida reconocida, sin contexto escuchado, sin relación humana preservada. El hecho de ser académica, de ejercer funciones docentes, de producir conocimiento desde la experiencia y la reflexión crítica, no implicó ningún tipo de reconocimiento institucional. Muy al contrario, operó como agravante en la mirada clínica: la presencia de saber se convirtió en sospecha, en amenaza, en herejía.</text:p>
      <text:p text:style-name="P40">Lo que aquí se describe no es el fallo ocasional de un profesional mal formado. Es la expresión de un sistema que premia la obediencia jerárquica, penaliza la disidencia moral y niega la humanidad de quienes no se ajustan a los roles estandarizados de paciente, madre, mujer o investigadora sumisa. Fue en ese contexto donde el contrato FPU del Ministerio de Ciencia, la exención de matrícula por reconocimiento de discapacidad, y el vínculo con redes internacionales de investigación se erigieron como únicas vías de supervivencia ante un entorno total que buscaba anular toda posibilidad de existencia digna. Sin ese vínculo formal, sin esa obligación institucional de que el trabajo científico continuara, probablemente esta tesis no habría sido posible. Trabajar fue, literalmente, seguir viva.</text:p>
      <text:p text:style-name="P40">La observación participante abarcó también el ámbito académico, donde el conocimiento producido por víctimas, sobrevivientes y expertas por experiencia es sistemáticamente relegado al margen de la validación oficial. La universidad, en muchos de sus espacios, no protegió ni dignificó, sino que repitió el patrón de silenciamiento, aislamiento, infantilización y gaslighting propio de entornos clínicos coercitivos. La profesional que escribe fue desacreditada, ridiculizada y tratada como una amenaza por ejercer pensamiento crítico fundado, por defender derechos universales, y por no claudicar ante las exigencias estructurales de sumisión. Todo intento de denuncia, de interlocución ética o de defensa legal fue instrumentalizado en su contra, como prueba de su inadecuación o de su supuesta patología. Esta violencia simbólica, epistemológica y relacional fue documentada como parte integral del proceso etnográfico, con el mismo rigor que cualquier otra observación en campo, y su inclusión en esta tesis responde a un principio científico fundamental: el conocimiento situado es no solo legítimo, sino imprescindible para comprender las condiciones reales de producción del daño institucional.</text:p>
      <text:p text:style-name="P40">Esta dimensión biográfica no es un dato accesorio. Es el terreno desde el cual se construyen las preguntas más pertinentes, los análisis más rigurosos y las propuestas más urgentes de cambio. La experiencia de haber sido tratada como cuerpo descartable, como voz desautorizada y como vida sin valor, se convierte aquí en categoría analítica, en motor epistemológico y en herramienta de transformación. La observación participante se extiende también a entornos políticos, donde la norma escrita ,el derecho humano a no ser torturada, a tener acceso a la justicia, a la reparación y al cuidado, fue sistemáticamente negada. Las instituciones públicas, en lugar de actuar como garantes de los derechos fundamentales, operaron como facilitadoras del daño, como cómplices del maltrato familiar, y como blindaje de estructuras clínicas, académicas y sociales corruptas.</text:p>
      <text:p text:style-name="P124"><text:span text:style-name="T1">Esta tesis se construye, así, como resistencia documentada, como observación científica del fracaso sistémico, y como propuesta de transformación fundada en evidencia. <text:line-break/><text:line-break/>La violencia epistémica que estructura la vida institucional en psiquiatría y otros espacios biomédicos no ocurre por ignorancia, sino por una organización jerárquica del conocimiento que </text:span><text:soft-page-break/><text:span text:style-name="T1">decide quién es considerado interlocutor válido, quién puede revisar a quién, y quién, por tanto, puede ser reducido a objeto de revisión, diagnóstico o control. La práctica del </text:span><text:span text:style-name="Emphasis"><text:span text:style-name="T1">peer review</text:span></text:span><text:span text:style-name="T1">, concebida como mecanismo de validación científica, no escapa a esta lógica. Cuando los llamados pares no reconocen la humanidad ni la capacidad intelectual de la persona que investigan, asesoran o evalúan, lo que emerge no es una revisión entre iguales, sino un ejercicio de poder. El riesgo es aún mayor cuando el conocimiento producido nace de experiencias de sufrimiento, resistencia o exclusión: ahí el saber resulta doblemente amenazante, porque pone en evidencia las fallas del sistema, y porque impugna la pretensión de neutralidad de quienes lo encarnan.</text:span></text:p>
      <text:p text:style-name="P40">Este problema no es abstracto. En la experiencia relatada en esta tesis, fue constante la imposibilidad de ser reconocida como igual por muchos actores institucionales, a pesar de poseer títulos académicos, producción científica indexada y un historial profesional extenso. La identidad como investigadora en psiquiatría, antropología médica y políticas públicas fue sistemáticamente erosionada por el hecho de haber sido víctima de violencia. Las etiquetas diagnósticas, las sospechas sobre la estabilidad emocional o la descalificación moral no actuaron como elementos externos al proceso académico, sino como ejes vertebradores de una dinámica estructural que impide a las víctimas producir ciencia reconocida como válida. Este mecanismo de deslegitimación funciona incluso en ámbitos que proclaman estar comprometidos con la inclusión o la participación: en ellos, las expertas por experiencia son bienvenidas solo si no denuncian, si no desestabilizan las narrativas institucionales, si se limitan a ofrecer testimonios sin inferencias ni propuestas estructurales.</text:p>
      <text:p text:style-name="P40">El proceso de observación participante confirmó que las prácticas clínicas, académicas y políticas están atravesadas por un modelo de violencia que opera sobre la base de una desigualdad fundamental: la negación del otro como igual. Se establece así una estructura binaria de reconocimiento en la que ciertos sujetos ,habitualmente hombres, médicos, juristas, investigadores consolidados, son considerados fuentes legítimas de saber, mientras que otros ,habitualmente mujeres, personas diagnosticadas, migrantes, pobres, madres, son percibidos como cuerpos deficitarios, subordinados, emocionalmente inestables o manipulables. Esta lógica impregna incluso las interacciones más cotidianas: la forma de mirar, de hablar, de interrumpir, de no leer, de no responder, de no tomar en serio.</text:p>
      <text:p text:style-name="P40">Esa dinámica se agudiza en entornos de sufrimiento psíquico o vulnerabilidad social, donde la posibilidad de ejercer la voz propia queda no solo anulada, sino criminalizada. Decir la verdad, en esos contextos, se convierte en acto subversivo; resistir el maltrato, en signo de patología; reclamar derechos, en indicio de peligrosidad. El personal clínico, muchas veces convencido de su función benéfica, reproduce sin saberlo una estructura de despojo de la palabra: escucha, pero no registra; atiende, pero no cree; trata, pero no comprende. Esta alienación no es únicamente interpersonal, sino institucional: lo que se reproduce es una epistemología del desprecio, donde la diferencia se interpreta como amenaza, y el dolor como defecto estructural del paciente, no como síntoma de una falla social o una violencia sistémica.</text:p>
      <text:p text:style-name="P40">El concepto de pares se convierte, así, en arma de exclusión. ¿Quién puede ser mi igual si se me considera inferior por sufrir, por resistir, por denunciar, por pensar de otra manera? ¿Qué posibilidad de diálogo verdadero existe si las estructuras de saber y poder niegan el estatus epistémico de quien habla desde el margen, aunque lo haga con rigor, método y prueba? Esta tesis propone una ruptura con esa lógica de exclusión: no se trata de pedir reconocimiento a quienes lo niegan, sino de producir marcos donde el saber situado y la experiencia vivida tengan un lugar <text:soft-page-break/>epistémicamente privilegiado. La investigación-acción realizada en este trabajo muestra que no solo es posible, sino necesario, construir formas de validación entre verdaderos pares: quienes han visto, quienes han sufrido, quienes han resistido, quienes han pensado desde dentro del daño.</text:p>
      <text:p text:style-name="P40">La observación participante permitió evidenciar que la violencia institucional, cuando se encuentra con un sujeto pensante, se redobla: no basta con dañar, hay que invalidar. Esta doble operación ,daño físico y simbólico, es característica de los entornos donde se ejerce la psiquiatría coercitiva, pero también de espacios académicos que niegan la legitimidad del conocimiento no conforme. Se castiga el pensamiento crítico con aislamiento; la producción científica independiente, con descrédito; la disidencia moral, con patologización. Este mecanismo es perfectamente funcional a la continuidad del sistema: al excluir las voces que señalan sus fallos, se blinda ante toda posibilidad de transformación.</text:p>
      <text:p text:style-name="P40">En el transcurso de la observación participante prolongada, se hizo imposible no constatar con absoluta claridad que una parte sustancial de la violencia institucional ,y su reproducción, no es accidental, ni marginal, ni consecuencia de un fallo puntual. Es estructural, legitimada, y en múltiples casos goza del reconocimiento tácito y expreso de quienes la ejercen. Esa violencia no opera únicamente mediante prácticas coercitivas explícitas como el encierro, la sobremedicación, el castigo o la vigilancia. También se manifiesta en el desprecio meticuloso y sostenido a la dignidad del otro: en la invisibilización de sus palabras, en la imposición de diagnósticos infundados, en la negación de atención adecuada, en el silenciamiento de la experiencia, en la desactivación sistemática del valor de la existencia de una persona, incluso en presencia de indicadores objetivos de competencia, de capacidad, de trayectoria profesional o de sufrimiento agudo. En suma, se le niega el derecho a ser sujeto. Se le niega, deliberadamente, la condición de interlocutor legítimo.</text:p>
      <text:p text:style-name="P40">Esta violencia, normalizada y encarnada por clínicos, académicos y actores institucionales, no es meramente fruto del error. En múltiples ocasiones ,demasiadas para ser anecdóticas, queda claro que hay voluntad de ejercer el daño, y más aún: una forma de satisfacción subjetiva en ello. Un tipo de goce estructurado en la verticalidad de la relación, que se percibe en la actitud, la mirada, el tono de voz, la disposición a desoír, a cortar la palabra, a ridiculizar, a invalidar, a castigar con indiferencia. La agresividad no surge como consecuencia de una crisis momentánea, sino como modo de ser en el mundo, sostenido por una cultura profesional, política y doméstica que ha naturalizado la superioridad de unos sobre otros.</text:p>
      <text:p text:style-name="P40">La práctica clínica contemporánea, particularmente en el ámbito de la salud mental, muestra en muchos casos un desvío ético-epistémico profundo: la imposición de jerarquías basadas en supuestas capacidades cognitivas o estabilidad emocional que, lejos de ser objetivamente medidas, son culturalmente determinadas e ideológicamente reforzadas. Esta deriva tiene raíces biológicas y psicosociales, y debe abordarse desde una perspectiva integradora. La genética del comportamiento agresivo, el espectro psicopático, las alteraciones en el desarrollo empático y los patrones de personalidad antisocial no son fenómenos marginales. Existen endofenotipos, rasgos neurocognitivos, correlatos bioquímicos, y marcadores epigenéticos que muestran cómo ciertas personas presentan disposiciones aumentadas hacia el ejercicio de la violencia instrumental, la dominación, y la insensibilidad emocional.</text:p>
      <text:p text:style-name="P40">Estos patrones no solo existen en la población general. También se dan ,y con preocupante frecuencia, en profesionales del ámbito clínico, policial, académico y político. Las trayectorias de formación profesional, si no están orientadas éticamente, pueden amplificar esas disposiciones, <text:soft-page-break/>entrenando a los sujetos para suprimir la empatía, normalizar la cosificación del otro, y justificar todo a través del lenguaje burocrático, técnico o clínico. Cuando los dispositivos de evaluación, promoción y vigilancia institucional no están diseñados para detectar este tipo de agresividad estructural ,ni su expresión performativa o sádica,, el sistema deviene reproductor de psicopatía adaptativa. Se convierte en una red de protección y refuerzo para quienes dominan, abusan y silencian, camuflados bajo títulos, acreditaciones y autoridad profesional.</text:p>
      <text:p text:style-name="P40">La observación participante reveló también cómo esta violencia encuentra su clímax en entornos familiares violentos, donde la víctima ,en este caso la autora de esta tesis, fue objeto de un proceso continuado de tortura física, psicológica y social. Golpes, amenazas, agresiones, insultos, despojo económico, aislamiento, negación de recursos vitales, y destrucción sistemática de la autoestima y de la legitimidad social. Lo doméstico no fue un refugio sino un campo de concentración cotidiano, donde se desdibujaron los límites entre lo íntimo y lo institucional, al estar conectados los agresores con profesionales, familiares y entornos académicos que miraban hacia otro lado o participaban activamente en la invalidación y la represión. Lo personal fue político, clínico y epistemológico: cada gesto de desprecio fue un acto de poder disciplinario, sostenido por redes de complicidad social e institucional.</text:p>
      <text:p text:style-name="P40">El daño no solo recayó sobre el cuerpo y la vida de la víctima, sino también sobre su capacidad de agencia, producción y enseñanza. Se trató de aniquilar la subjetividad mediante el doble dispositivo de la exclusión afectiva y la descalificación intelectual. Se le impidió hablar, se le impidió enseñar, se le impidió vivir. Y se hizo desde dentro del sistema: con uniformes, con títulos, con sellos, con comités, con cargos académicos, con informes clínicos, con decisiones judiciales. Esa es la forma contemporánea de tortura: la destrucción total, desde dentro de la institucionalidad, encubierta por los ropajes del profesionalismo, del bien común, de la protección de terceros o del supuesto cuidado.</text:p>
      <text:p text:style-name="P40">Nada de esto es invisible. Se ve. Se siente. Se conoce. Y, sin embargo, se permite. Se permite en hospitales, universidades, juzgados, hogares, escuelas, centros de atención y espacios comunitarios. Se permite porque se ha normalizado, porque quienes lo ejercen han sido entrenados en la crueldad disfrazada de deber, y porque quienes lo sufren son sistemáticamente silenciadas mediante estrategias de deslegitimación epistemológica. A la víctima se le quita la voz, la credibilidad, la cordura, la humanidad. Y esa operación ,biopolítica, epistemológica, legal, es la condición de posibilidad para que el sistema se mantenga sin tener que rendir cuentas.</text:p>
      <text:p text:style-name="P40">La gravedad de lo observado no permite neutralidad ni distancia aséptica. Cuando la violencia estructural se institucionaliza como hábito cotidiano, cuando se organiza la crueldad bajo protocolos, cargos y convenios, el deber científico no es la descripción pasiva sino la intervención transformadora. Esta tesis, en tanto que testimonio empírico, análisis legal y modelo operativo, articula sus conclusiones desde la legitimidad de quien ha sido forzada a experimentar ,de forma prolongada, reiterada y sin protección institucional, el funcionamiento de sistemas diseñados para aparentar cuidado y producir sufrimiento.</text:p>
      <text:p text:style-name="P40">El compromiso epistémico es doble: denunciar sin ambigüedad las lógicas de daño normalizado y producir herramientas que permitan no solo resistirlas, sino revertirlas. En este sentido, la observación participante prolongada ha servido como matriz para el diseño y validación de modelos de intervención sistémica orientados a proteger la vida, la agencia, la voz y los derechos de las personas más vulneradas. Lejos de proponerse como generalización simplista, este estudio se <text:soft-page-break/>fundamenta en el análisis riguroso de trayectorias clínicas, estructuras institucionales y dinámicas relacionales, codificadas y modelizadas con técnicas cualitativas, legales y XXX EXPERIMENT.COM and EU BEACON XXXes.</text:p>
      <text:p text:style-name="P40">Los hallazgos aquí sistematizados señalan un patrón consistente de maltrato institucional que afecta particularmente a mujeres, disidentes epistémicas, profesionales con trayectoria crítica, y personas con discapacidad psicosocial que desafían el rol pasivo asignado por el sistema. La destrucción de la autoridad epistémica de estas personas no es un accidente: es condición funcional para la perpetuación del statu quo. Por ello, las medidas de reparación no pueden limitarse a cambios cosméticos. Se requiere una transformación estructural de los sistemas clínicos, académicos, judiciales y administrativos, fundada en la rendición de cuentas, la protección efectiva, la ética del cuidado y el reconocimiento epistemológico de las víctimas como expertas.</text:p>
      <text:p text:style-name="P40">Desde el marco de acción de EU BEACON One Health Education and Technology, esta tesis propone una arquitectura metodológica orientada a esa transformación. La integración de análisis XXXiano, codificación legal automatizada, observación participante activa, encuestas estructuradas, entrevistas de profundidad y plataformas abiertas de diseminación científica permite construir sistemas expertos de alerta temprana, herramientas de apoyo a la toma de decisiones compartida, protocolos de prevención del daño institucional, y módulos de formación profesional anclados en la experiencia real del sufrimiento infligido por las instituciones.</text:p>
      <text:p text:style-name="P40">La validación científica de estos modelos no solo se realiza por su coherencia teórica o su precisión estadística, sino también por su capacidad de proteger vidas, anticipar violencias, prevenir crímenes de Estado y restaurar el sentido ético de las profesiones implicadas. Esta tesis no es una contribución académica convencional: es una herramienta política, jurídica y médica. Se concibe como un acto de reparación, como un sistema operativo de resistencia, como una evidencia viva que documenta la tortura sufrida y propone caminos verificables para su erradicación.</text:p>
      <text:p text:style-name="P40">La tesis, por tanto, no se limita a describir lo que es, sino que construye lo que puede ,y debe, ser. Un sistema de salud mental sin tortura. Un sistema académico sin deshumanización. Un sistema judicial sin connivencia con el abuso. Un mundo donde la ciencia y la ley protejan la vida en lugar de destruirla. Todo ello desde la experiencia, la competencia, el saber interdisciplinar y la convicción moral inquebrantable de que toda vida es digna, todo saber honesto es válido, y toda violencia institucional debe ser desmontada hasta sus cimientos. Esta es la tesis: un acto de verdad, de restitución, y de reconstrucción del mundo desde la ética y el conocimiento.</text:p>
      <text:p text:style-name="P115"/>
      <text:p text:style-name="P115">2.5 Validación XXX EXPERIMENT.COM and EU BEACON XXX de inferencias y trayectorias de daño (R y pseudocódigo) (pp. 246–270)</text:p>
      <text:p text:style-name="P48">El análisis empírico de dinámicas de violencia estructural en entornos médico-legales requiere una validación XXX EXPERIMENT.COM and EU BEACON XXX que no solo refuerce la solidez de las inferencias, sino que también permita operar con modelos adaptables, capaces de predecir riesgos, simular escenarios y sustentar decisiones clínicas, políticas y jurídicas. Esta validación se articula mediante un conjunto de procedimientos de análisis estadístico multivariable, modelización de trayectorias de eventos, sistemas de inferencia probabilística estructurada y módulos XXX EXPERIMENT.COM and EU BEACON XXXes de evaluación automática.</text:p>
      <text:p text:style-name="P115">Se ha implementado un enfoque integral compuesto por tres estrategias fundamentales:</text:p>
      <text:list text:style-name="L334">
        <text:list-item>
          <text:p text:style-name="P244"><text:soft-page-break/><text:span text:style-name="Strong_20_Emphasis"><text:span text:style-name="T1">Modelos de regresión ajustados por contexto</text:span></text:span><text:span text:style-name="T1">: El análisis estadístico se ha basado en regresión logística (binaria, ordinal y multinivel), modelos lineales generalizados, y regresión penalizada cuando se requería control de redundancias en variables institucionales. Estos modelos permiten identificar relaciones significativas entre condiciones de exposición (por ejemplo, grado de coerción institucional, aislamiento social, exposición a prácticas punitivas) y desenlaces negativos (perdida de autonomía, cronificación, suicidio, institucionalización prolongada), incluso cuando estos no son visibles de forma aislada.</text:span></text:p>
        </text:list-item>
        <text:list-item>
          <text:p text:style-name="P244"><text:span text:style-name="Strong_20_Emphasis"><text:span text:style-name="T1">Análisis de supervivencia y tiempo hasta evento crítico</text:span></text:span><text:span text:style-name="T1">: Mediante el estudio de funciones de riesgo acumulado, curvas de supervivencia, y análisis multivariado de tiempos hasta la ocurrencia de eventos clínicos o legales relevantes, se modelan trayectorias individuales y grupales con alta carga de vulnerabilidad. Este análisis permite establecer momentos de inflexión, puntos de alerta temprana, y condiciones de irreversibilidad institucional, facilitando la identificación de umbrales críticos para la intervención clínica o la revisión de medidas aplicadas.</text:span></text:p>
        </text:list-item>
        <text:list-item>
          <text:p text:style-name="P244"><text:span text:style-name="Strong_20_Emphasis"><text:span text:style-name="T1">Redes de inferencia XXXiana y sistemas de decisión adaptativa</text:span></text:span><text:span text:style-name="T1">: Con estructuras dirigidas y nodos dependientes, se han generado modelos causales dinámicos donde las relaciones entre variables pueden retroalimentarse, actualizarse con nueva información, y ofrecer evaluaciones probabilísticas de escenarios futuros. Estos sistemas permiten integrar datos observacionales, testimoniales, normativos y de desempeño institucional, priorizando rutas de daño o reparación posibles. Se han estructurado además como sistemas abiertos, pensados para ser integrados en defensas legales, entornos clínicos y mecanismos de supervisión pública o comunitaria.</text:span></text:p>
        </text:list-item>
      </text:list>
      <text:p text:style-name="P115">La visualización de resultados no se limita a gráficas convencionales, sino que se ha diseñado específicamente para representar matrices de riesgo interseccional, mapas de flujos de daño, líneas de vida institucionales, y árboles de decisión asociados a criterios de autonomía y proporcionalidad terapéutica. Estas herramientas sirven no solo como productos analíticos, sino como dispositivos de aprendizaje organizacional y auditoría externa.</text:p>
      <text:p text:style-name="P130">Cada tabla con ejemplo, explicación, método R de cáculo y visualización. Código entero:</text:p>
      <text:list text:style-name="L336">
        <text:list-item>
          <text:p text:style-name="P245"><text:span text:style-name="Strong_20_Emphasis"><text:span text:style-name="T1">Tabla 2.5.1 – Modelos estadísticos empleados por tipo de dato, nivel de análisis y objetivo inferencial.</text:span></text:span></text:p>
          <text:list>
            <text:list-item>
              <text:p text:style-name="P114">Variables dependientes e independientes</text:p>
            </text:list-item>
            <text:list-item>
              <text:p text:style-name="P114">Técnica analítica aplicada</text:p>
            </text:list-item>
            <text:list-item>
              <text:p text:style-name="P114">Tipo de resultado generado</text:p>
            </text:list-item>
            <text:list-item>
              <text:p text:style-name="P114">Aplicación en el marco de la tesis (prevención, predicción, simulación)</text:p>
            </text:list-item>
          </text:list>
        </text:list-item>
        <text:list-item>
          <text:p text:style-name="P245"><text:span text:style-name="Strong_20_Emphasis"><text:span text:style-name="T1">Tabla 2.5.2 – Aplicación de análisis de supervivencia: eventos modelados, covariables incluidas, tiempo promedio hasta evento y riesgos relativos.</text:span></text:span></text:p>
        </text:list-item>
        <text:list-item>
          <text:p text:style-name="P245"><text:span text:style-name="Strong_20_Emphasis"><text:span text:style-name="T1">Tabla 2.5.3 – Inferencias probabilísticas con redes XXXianas: nodos principales, dependencias, rutas críticas, posibilidad de actualización.</text:span></text:span></text:p>
        </text:list-item>
        <text:list-item>
          <text:p text:style-name="P245"><text:span text:style-name="Strong_20_Emphasis"><text:span text:style-name="T1">Tabla 2.5.4 – Tipología de visualizaciones empleadas: objetivo comunicativo, nivel de agregación de datos, destinatario institucional.</text:span></text:span></text:p>
        </text:list-item>
      </text:list>
      <text:p text:style-name="P115"><text:soft-page-break/>Estos métodos no son ornamentales ni independientes del trabajo de campo: constituyen la extensión XXX EXPERIMENT.COM and EU BEACON XXX de la investigación-acción, necesarios para dar solidez, escalabilidad y aplicabilidad práctica a los hallazgos obtenidos mediante observación, entrevista y análisis normativo. La validación XXX EXPERIMENT.COM and EU BEACON XXX permite transformar trayectorias de vida y muerte invisibilizadas por la rutina institucional en patrones analíticos legibles, fundamentados y accionables.</text:p>
      <text:p text:style-name="P48">La estadística y la computación, mal empleadas, pueden operar como herramientas ornamentales: simulacros de rigor, legitimación externa de decisiones ya tomadas sin sustento empírico o fundamentación científica. En muchos contextos clínicos y administrativos actuales, los sistemas informáticos médicos sirven más como mecanismos de control y archivo que como apoyos reales al juicio clínico o la comprensión del sufrimiento humano. Las profesionales se ven frente a terminales digitales, introduciendo datos fragmentarios en formularios estandarizados sin contexto, sin historia, sin diálogo. La persona es reducida a etiquetas diagnósticas arbitrarias, prescripciones automatizadas y trayectorias asistenciales que operan como autopistas ciegas, sin desvíos ni retroalimentación significativa.</text:p>
      <text:p text:style-name="P115">La presente tesis adopta una posición radicalmente opuesta. No pretende reemplazar el juicio clínico ni automatizar la deliberación, sino expandir las capacidades humanas y estructurales para reconocer patrones de daño, anticipar trayectorias de riesgo, y responder con proporcionalidad, justicia y cuidado. Los módulos XXX EXPERIMENT.COM and EU BEACON XXXes diseñados están fundamentados en evidencia empírica multiescalar y responden a hipótesis verificadas en contextos reales, no a postulados abstractos. No se ha buscado validar ninguna doctrina diagnóstica, sino mapear consecuencias observables, trazables y reversibles cuando se actúa con conocimiento, compromiso y herramientas adecuadas.</text:p>
      <text:p text:style-name="P115">Se han desarrollado estructuras de pseudocódigo operativo que permiten integrar inputs cualitativos y cuantitativos, modelar la evolución de trayectorias individuales en función de intervenciones y condiciones contextuales, y generar recomendaciones adaptativas. A continuación, se propone la estructura general de tres módulos implementados:</text:p>
      <text:p text:style-name="P246"><text:span text:style-name="Strong_20_Emphasis"><text:span text:style-name="T1">[Módulo 1: Trajectory Risk Mapper]</text:span></text:span></text:p>
      <text:p text:style-name="P246"><text:span text:style-name="Strong_20_Emphasis"><text:span text:style-name="T1">La trayectoria vital de una persona se compone de una serie de etapas interdependientes y moduladas por el entorno, donde cada hito del desarrollo –prenatal, infancia temprana, niñez, adolescencia, adultez temprana, madurez, senescencia– constituye un momento de especial vulnerabilidad o refuerzo. Desde un enfoque biocultural, es esencial trazar una línea temporal que articule estos hitos con los condicionantes geopolíticos, climáticos, familiares y comunitarios que modulan las posibilidades reales de bienestar, participación y agencia.</text:span></text:span></text:p>
      <text:p text:style-name="P115">Las ventanas críticas del desarrollo (como la gestación, la primera infancia, el establecimiento del apego, la alfabetización afectiva, la escolarización primaria o la autonomía relacional) son extremadamente sensibles a la violencia estructural, la negligencia, la pobreza relacional y la medicalización de la diferencia. Cuando en cualquiera de ellas se interrumpe el flujo de cuidados, respeto o validación, no solo se produce un daño aislado, sino una bifurcación desviada en la trayectoria vital, una alteración acumulativa en la configuración neuroendocrina, inmunológica, emocional y social del organismo.</text:p>
      <text:p text:style-name="P115">Cada rotura en estas etapas deja una marca que compromete no solo el funcionamiento adaptativo, sino también la percepción subjetiva de sí, del mundo y de los otros. Las necesidades fisiológicas <text:soft-page-break/>básicas se ven atravesadas por las condiciones psicosociales de exclusión o castigo: el hambre o el insomnio no son solo resultados de pobreza material, sino de entornos donde el cuerpo y la mente ya no encuentran refugio. La privación afectiva, el aislamiento forzado, la invalidez institucional o el desprecio en entornos escolares o laborales pueden desencadenar alteraciones metabólicas, inmunodepresión, somatizaciones crónicas y ruptura del deseo de vivir.</text:p>
      <text:p text:style-name="P115">Desde el punto de vista aplicado, la modelización XXX EXPERIMENT.COM and EU BEACON XXX de estos puntos de ruptura permite establecer algoritmos que no solo detecten señales de alarma precoz, sino que delimiten con precisión el tipo de intervención, acompañamiento o reparación requerido. Estas trayectorias pueden ser representadas mediante árboles de decisiones biográficos, mapas de carga vital acumulada o secuencias de bifurcación con nodos de intervención diferencial. La cuantificación de estas variables debe anclarse en herramientas de código abierto y tecnologías transparentes que permitan su revisión, adaptación y uso comunitario.</text:p>
      <text:p text:style-name="P115">La acción EU BEACON One Health Education and Technology articula estos modelos en una arquitectura pedagógica y técnica donde la simulación de decisiones críticas, la elaboración colaborativa de casos, y la programación de algoritmos de monitoreo contextualizado (doméstico, escolar, clínico o comunitario) no son fines en sí mismos, sino vehículos para mejorar la formación, la práctica y el servicio. Este modelo educativo no delega la responsabilidad en dispositivos técnicos, sino que potencia la capacidad humana de comprender, prever y responder desde el conocimiento, la empatía y la evidencia.</text:p>
      <text:p text:style-name="P115">Por ello, la acción EU BEACON exige que todo el desarrollo XXX EXPERIMENT.COM and EU BEACON XXX e infraestructural se sustente en ciencia abierta, licencias libres, acceso garantizado al código y procesos verificables por pares. No se financiarán, avalarán ni diseminarán herramientas cerradas que perpetúen desigualdades de acceso, refuercen cajas negras algorítmicas o subordinen el conocimiento a intereses comerciales. El sistema ideal es uno capaz de operar como tutor-cuidador autónomo, pero en articulación constante con redes humanas vivas: maestras, médicas, cuidadoras, mediadoras comunitarias y científicas.</text:p>
      <text:p text:style-name="P115">La dimensión transdisciplinar de esta arquitectura –integrando ciencias de la vida, ciencias sociales, salud pública, ingeniería informática y filosofía política– no es un adorno conceptual, sino la condición mínima para que la tecnología sea aliada del cuidado y no herramienta de control. La construcción de estos sistemas se nutre de experiencias reales, modeladas a partir de datos, testimonios y análisis como los presentes en esta tesis, y se proyecta como uno de los componentes estructurales de un nuevo paradigma de salud, educación y justicia centrado en la vida.</text:p>
      <text:p text:style-name="P115">2.6 Publicaciones científicas vinculadas como respaldo técnico (pp. 271–285)</text:p>
      <text:p text:style-name="P48">La presente tesis doctoral por compendio de publicaciones se sustenta en un cuerpo de trabajos científicos que no solo ilustran los ejes temáticos desarrollados, sino que constituyen parte estructural del recorrido metodológico, conceptual y aplicado del proyecto de investigación-acción. Las publicaciones asociadas a esta tesis permiten demostrar la solidez empírica, el impacto académico y la aplicabilidad estructural de los hallazgos obtenidos, integrándose como vértebras de un sistema que articula el testimonio, la denuncia, la propuesta y la verificación técnica.</text:p>
      <text:p text:style-name="P246"><text:span text:style-name="T1">En primer lugar, el artículo </text:span><text:span text:style-name="Strong_20_Emphasis"><text:span text:style-name="T1">Open Dialogue in Spain: an initial survey of knowledge and perspectives</text:span></text:span><text:span text:style-name="T1">, publicado en </text:span><text:span text:style-name="Emphasis"><text:span text:style-name="T1">Frontiers in Psychology</text:span></text:span><text:span text:style-name="T1"> (2023), representa el núcleo de la sección dedicada al análisis de modelos participativos no coercitivos en salud mental. A través de una encuesta de ámbito estatal con profesionales de múltiples disciplinas, se exploran percepciones, </text:span><text:soft-page-break/><text:span text:style-name="T1">resistencias institucionales, oportunidades de implementación y tensiones epistemológicas sobre el paradigma de Diálogo Abierto. Este trabajo valida empíricamente la viabilidad de una transición ética en los sistemas de atención, subrayando el rol clave del conocimiento distribuido y la necesidad de formación en contextos interculturales y multiescalares. Además, constituye una base directa para el diseño de algoritmos de alerta temprana e implementación de prácticas más humanas, en línea con los objetivos de la acción EU BEACON.</text:span></text:p>
      <text:p text:style-name="P246"><text:span text:style-name="T1">En segundo lugar, el capítulo </text:span><text:span text:style-name="Strong_20_Emphasis"><text:span text:style-name="T1">Alternatives to Coercion</text:span></text:span><text:span text:style-name="T1">, incluido en el volumen colectivo </text:span><text:span text:style-name="Emphasis"><text:span text:style-name="T1">Coercion and Violence in Mental Health Settings</text:span></text:span><text:span text:style-name="T1"> (Springer, 2024), proporciona un análisis teórico y clínico de estrategias para la erradicación de la coerción en entornos psiquiátricos. Este trabajo, coescrito con la psiquiatra Anna Björkdahl, explora la aplicación práctica de métodos alternativos que han sido validados en contextos institucionales concretos, e incorpora análisis de casos, marcos legales internacionales, y propuestas de mejora para profesionales de atención directa. La sistematización presentada en este capítulo complementa el análisis cualitativo de esta tesis, reforzando su dimensión operativa y legal.</text:span></text:p>
      <text:p text:style-name="P246"><text:span text:style-name="T1">La publicación </text:span><text:span text:style-name="Strong_20_Emphasis"><text:span text:style-name="T1">Citizen Science for Health: An International Survey on Its Characteristics and Enabling Factors</text:span></text:span><text:span text:style-name="T1">, aparecida en </text:span><text:span text:style-name="Emphasis"><text:span text:style-name="T1">Citizen Science: Theory and Practice</text:span></text:span><text:span text:style-name="T1"> (2024), articula la dimensión metodológica de ciencia abierta y participación activa de pacientes y profesionales como elementos imprescindibles para la mejora del sistema. Este estudio internacional subraya las condiciones estructurales que permiten que las ciudadanas y ciudadanos se involucren de forma significativa en la producción de conocimiento científico en salud. Sus hallazgos nutren la propuesta de arquitectura de monitoreo distribuido y sistemas expertos abiertos de la acción EU BEACON, y evidencian el interés creciente por estructuras horizontales de producción de saber clínico.</text:span></text:p>
      <text:p text:style-name="P246"><text:span text:style-name="T1">Estas publicaciones se complementan con la monografía </text:span><text:span text:style-name="Strong_20_Emphasis"><text:span text:style-name="T1">El efecto nocebo y los diagnósticos psiquiátricos</text:span></text:span><text:span text:style-name="T1"> (Atena Editora, 2021), en la cual se desarrolla una crítica científica y filosófica a la práctica diagnóstica en psiquiatría desde la noción de efecto nocebo, cuestionando el marco categorial biomédico tradicional e introduciendo nociones como daño epistémico, violencia simbólica y vulneración institucional. Este libro sirvió como base teórica inicial del enfoque de esta tesis, particularmente en su articulación con la violencia estructural y la construcción institucional de la enfermedad como estrategia de control.</text:span></text:p>
      <text:p text:style-name="P246"><text:span text:style-name="T1">La continuidad temática y epistemológica se mantiene en el artículo </text:span><text:span text:style-name="Strong_20_Emphasis"><text:span text:style-name="T1">The destructiveness of xenophobia</text:span></text:span><text:span text:style-name="T1">, publicado en </text:span><text:span text:style-name="Emphasis"><text:span text:style-name="T1">The Journal of Critical Psychology, Counselling and Psychotherapy</text:span></text:span><text:span text:style-name="T1"> (2024), donde se analiza el impacto psicosocial de la discriminación estructural sobre cuerpos y trayectorias vitales marcadas por la exclusión institucionalizada, en particular en el ámbito migratorio y de minorías. Este trabajo sustenta el análisis de vulnerabilidad institucional y el silenciamiento estructural que atraviesa buena parte del material etnográfico expuesto en esta tesis.</text:span></text:p>
      <text:p text:style-name="P246"><text:span text:style-name="T1">Finalmente, los trabajos </text:span><text:span text:style-name="Strong_20_Emphasis"><text:span text:style-name="T1">Pathogenic Societies and Collective Madness: A Critical Look at Normalcy</text:span></text:span><text:span text:style-name="T1">, publicados en </text:span><text:span text:style-name="Emphasis"><text:span text:style-name="T1">African Journal of Humanities and Social Sciences</text:span></text:span><text:span text:style-name="T1"> (2022) y en </text:span><text:span text:style-name="Emphasis"><text:span text:style-name="T1">SSRN</text:span></text:span><text:span text:style-name="T1"> (2021), ofrecen una reflexión transdisciplinar sobre la salud colectiva, la patologización de la diferencia y la producción estructural de la locura como efecto de sistemas fallidos. En ellos se introduce la noción de </text:span><text:span text:style-name="Emphasis"><text:span text:style-name="T1">sociedades patógenas</text:span></text:span><text:span text:style-name="T1">, desarrollada en el marco teórico de la tesis, como constructo analítico y guía práctica para la evaluación de daños institucionales.</text:span></text:p>
      <text:p text:style-name="P115">Este conjunto de publicaciones, realizadas durante el desarrollo de la tesis y como resultado directo del trabajo de campo, análisis estructural y compromiso científico con la reparación del daño social, <text:soft-page-break/>permite consolidar el presente trabajo doctoral como un compendio de investigación-acción que aspira a transformar el sistema desde su base técnica, epistemológica, ética y política.</text:p>
      <text:p text:style-name="P48">La tesis no se limita a un ejercicio académico introspectivo ni a una exposición teórica: cada publicación aquí vinculada ha servido como palanca directa para procesos reales de transformación clínica, docente y político-institucional. La producción científica derivada ha sido utilizada como material de enseñanza en cursos de grado y posgrado en salud mental, ciencias sociales y educación médica, en entornos europeos e indonesios. Ha facilitado la capacitación profesional sobre prácticas sin coerción, evaluación crítica de diagnósticos, y estrategias de mejora centradas en la autonomía y la justicia epistémica. Las publicaciones han sido compartidas y discutidas en talleres, seminarios y grupos focales con profesionales, pacientes, responsables políticos y familiares, a fin de fortalecer redes de confianza, aprender colectivamente, y fomentar entornos de mejora continuada.</text:p>
      <text:p text:style-name="P246"><text:span text:style-name="T1">En este sentido, el corpus publicado actúa como respaldo técnico para la implementación del modelo EU BEACON One Health Education and Technology, no solo como repositorio académico, sino como infraestructura cognitiva, pedagógica y legal. Por ejemplo, los resultados empíricos de la encuesta sobre Diálogo Abierto en España, publicados en </text:span><text:span text:style-name="Emphasis"><text:span text:style-name="T1">Frontiers in Psychology</text:span></text:span><text:span text:style-name="T1">, han sido incorporados a materiales formativos de nuevas cohortes de profesionales, ayudando a mapear las resistencias institucionales y los núcleos de innovación viva en centros sanitarios concretos. El artículo ha sido citado en procesos consultivos y planes estratégicos de salud pública, y reconocido como fuente relevante por actores clave de la transformación institucional en España.</text:span></text:p>
      <text:p text:style-name="P246"><text:span text:style-name="T1">Del mismo modo, el capítulo en </text:span><text:span text:style-name="Emphasis"><text:span text:style-name="T1">Coercion and Violence in Mental Health Settings</text:span></text:span><text:span text:style-name="T1"> ha sido empleado en contextos de sensibilización profesional y elaboración de protocolos alternativos, tanto en espacios clínicos como en intervenciones públicas organizadas en colaboración con asociaciones de personas psiquiatrizadas y colectivos por la salud sin violencia. Ha servido también como texto de referencia en sesiones internas de revisión de prácticas en instituciones sanitarias, como manual para comités de bioética y como soporte técnico en proyectos internacionales de reforma.</text:span></text:p>
      <text:p text:style-name="P115">El texto sobre ciencia ciudadana y salud se ha transformado en guía metodológica para iniciativas comunitarias que desarrollan modelos participativos de monitoreo, tanto digital como territorial, de la calidad de atención sanitaria. Sus principios han sido aplicados al diseño de plataformas abiertas y simuladores de toma de decisiones compartida, actualmente en desarrollo dentro de la acción EU BEACON. La publicación permite también justificar metodológicamente la incorporación de testimonios, narrativas e inteligencia distribuida en sistemas expertos, y legitima el uso de metodologías mixtas como base de futuras infraestructuras clínicas y de intervención educativa en entornos vulnerabilizados.</text:p>
      <text:p text:style-name="P115">Este segundo bloque de publicaciones funciona así como catalizador de impacto real, como puente entre la investigación académica, el mundo profesional y los espacios comunitarios. No se trata de textos concebidos como fin en sí mismos ni como moneda curricular, sino de intervenciones escritas articuladas con procesos vivos, que devuelven a la práctica y al saber común su rol de guía epistemológica. Cada una, además, ha contribuido a generar evidencias sólidas que sirven para contrarrestar la arbitrariedad, el abuso epistémico y la ignorancia profesional sistémica que han sido parte del objeto de estudio de esta tesis.</text:p>
      <text:p text:style-name="P115"><text:span text:style-name="T52">Es</text:span>te cuerpo de publicaciones constituye tanto un sustento técnico como un acto político: una forma de reparación, restitución de autoridad, y afirmación de un conocimiento vivo, profesional, científico y humano que resiste, denuncia y propone con claridad y solvencia.</text:p>
      <text:p text:style-name="P48"><text:soft-page-break/>El presente trabajo no culmina la trayectoria científica iniciada, sino que la consolida y proyecta con mayor profundidad, solidez y compromiso. La investigación-acción desarrollada ha generado una plataforma operativa para líneas activas que se integran de forma coherente al programa EU BEACON One Health Education and Technology, y que refuerzan el objetivo central de esta tesis: proteger la vida, el bienestar y la dignidad de las personas afectadas por la violencia estructural, en especial de las más vulnerables —infancia, juventud, personas con discapacidad psicosocial, comunidades marginadas, y todas aquellas empujadas al borde de la exclusión y el silenciamiento institucional.</text:p>
      <text:p text:style-name="P115">Entre los trabajos en curso, se encuentr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6"><text:span text:style-name="Strong_20_Emphasis"><text:span text:style-name="T1">Título provisional</text:span></text:span></text:p>
            </table:table-cell>
            <table:table-cell table:style-name="Table1.A1" office:value-type="string">
              <text:p text:style-name="P26"><text:span text:style-name="Strong_20_Emphasis"><text:span text:style-name="T1">Tipo</text:span></text:span></text:p>
            </table:table-cell>
            <table:table-cell table:style-name="Table1.A1" office:value-type="string">
              <text:p text:style-name="P26"><text:span text:style-name="Strong_20_Emphasis"><text:span text:style-name="T1">Descripción breve</text:span></text:span></text:p>
            </table:table-cell>
            <table:table-cell table:style-name="Table1.A1" office:value-type="string">
              <text:p text:style-name="P26"><text:span text:style-name="Strong_20_Emphasis"><text:span text:style-name="T1">Estado actual</text:span></text:span></text:p>
            </table:table-cell>
          </table:table-row>
        </table:table-header-rows>
        <table:table-row>
          <table:table-cell table:style-name="Table1.A1" office:value-type="string">
            <text:p text:style-name="P23"><text:span text:style-name="Emphasis"><text:span text:style-name="T1">Political Abuses of Psychiatry: International Proceedings and Active Cases</text:span></text:span></text:p>
          </table:table-cell>
          <table:table-cell table:style-name="Table1.A1" office:value-type="string">
            <text:p text:style-name="P21">Compilación internacional</text:p>
          </table:table-cell>
          <table:table-cell table:style-name="Table1.A1" office:value-type="string">
            <text:p text:style-name="P21">Sistematización de casos contemporáneos de tortura médica, coacción estructural e institucionalización forzada como método de control político o social.</text:p>
          </table:table-cell>
          <table:table-cell table:style-name="Table1.A1" office:value-type="string">
            <text:p text:style-name="P21">Publicado como documento adjunto</text:p>
          </table:table-cell>
        </table:table-row>
        <table:table-row>
          <table:table-cell table:style-name="Table1.A1" office:value-type="string">
            <text:p text:style-name="P23"><text:span text:style-name="Emphasis"><text:span text:style-name="T1">Systematic Review on One Health Education Practices</text:span></text:span></text:p>
          </table:table-cell>
          <table:table-cell table:style-name="Table1.A1" office:value-type="string">
            <text:p text:style-name="P21">Revisión sistemática</text:p>
          </table:table-cell>
          <table:table-cell table:style-name="Table1.A1" office:value-type="string">
            <text:p text:style-name="P21">Revisión crítica de programas educativos integrados desde la perspectiva Una Salud, con foco en participación comunitaria, transdisciplinariedad y replicabilidad.</text:p>
          </table:table-cell>
          <table:table-cell table:style-name="Table1.A1" office:value-type="string">
            <text:p text:style-name="P21">En redacción final</text:p>
          </table:table-cell>
        </table:table-row>
        <table:table-row>
          <table:table-cell table:style-name="Table1.A1" office:value-type="string">
            <text:p text:style-name="P23"><text:span text:style-name="Emphasis"><text:span text:style-name="T1">Systematic Review on Digital Mental Health for Youth</text:span></text:span></text:p>
          </table:table-cell>
          <table:table-cell table:style-name="Table1.A1" office:value-type="string">
            <text:p text:style-name="P21">Revisión sistemática</text:p>
          </table:table-cell>
          <table:table-cell table:style-name="Table1.A1" office:value-type="string">
            <text:p text:style-name="P21">Identificación y análisis de mejores prácticas y tecnologías emergentes aplicadas a salud mental juvenil, con criterios éticos, educativos y de sostenibilidad.</text:p>
          </table:table-cell>
          <table:table-cell table:style-name="Table1.A1" office:value-type="string">
            <text:p text:style-name="P21">En análisis de corpus inicial</text:p>
          </table:table-cell>
        </table:table-row>
        <table:table-row>
          <table:table-cell table:style-name="Table1.A1" office:value-type="string">
            <text:p text:style-name="P23"><text:span text:style-name="Emphasis"><text:span text:style-name="T1">Review on Autonomy and Structural Safeguards in Psychiatry</text:span></text:span></text:p>
          </table:table-cell>
          <table:table-cell table:style-name="Table1.A1" office:value-type="string">
            <text:p text:style-name="P21">Revisión crítica teórica</text:p>
          </table:table-cell>
          <table:table-cell table:style-name="Table1.A1" office:value-type="string">
            <text:p text:style-name="P21">Estudio de marcos normativos y epistemológicos sobre autonomía, prácticas de toma de decisiones compartida y estructuras de protección ante abusos en salud mental.</text:p>
          </table:table-cell>
          <table:table-cell table:style-name="Table1.A1" office:value-type="string">
            <text:p text:style-name="P21">Marco teórico avanzado</text:p>
          </table:table-cell>
        </table:table-row>
        <table:table-row>
          <table:table-cell table:style-name="Table1.A1" office:value-type="string">
            <text:p text:style-name="P23"><text:span text:style-name="Emphasis"><text:span text:style-name="T1">Aprendizaje-servicio en contextos clínicos y sociales: evaluación y experiencia</text:span></text:span></text:p>
          </table:table-cell>
          <table:table-cell table:style-name="Table1.A1" office:value-type="string">
            <text:p text:style-name="P21">Artículo experiencial</text:p>
          </table:table-cell>
          <table:table-cell table:style-name="Table1.A1" office:value-type="string">
            <text:p text:style-name="P21">Narrativa analítica de experiencias docentes con metodología de aprendizaje-servicio, integrando saberes, reparación y acción desde entornos reales de atención a personas.</text:p>
          </table:table-cell>
          <table:table-cell table:style-name="Table1.A1" office:value-type="string">
            <text:p text:style-name="P21">En revisión interna</text:p>
          </table:table-cell>
        </table:table-row>
      </table:table>
      <text:p text:style-name="P48"/>
      <text:p text:style-name="P132"><text:span text:style-name="T1">Estas líneas de trabajo están recogidas en el cronograma de desarrollo [</text:span><text:span text:style-name="Strong_20_Emphasis"><text:span text:style-name="T1">Gantt previsto</text:span></text:span><text:span text:style-name="T1">], que se integrará visualmente en esta sección para facilitar el seguimiento y evaluación de los objetivos científicos, sociales y técnicos trazados para los próximos cinco años. Esta continuidad es esencial para garantizar que los hallazgos de la tesis no solo queden documentados, sino que sean ampliados, </text:span><text:soft-page-break/><text:span text:style-name="T1">aplicados y transferidos con impacto real a políticas públicas, desarrollo tecnológico ético, programas formativos y sistemas expertos abiertos.</text:span></text:p>
      <text:p text:style-name="P246"><text:span text:style-name="T1">El compromiso con la ciencia abierta —manifestado en toda la tesis, y estructurado a través de canales como </text:span><text:a xlink:type="simple" xlink:href="https://research.henning.md/" office:target-frame-name="_new" xlink:show="replace" text:style-name="Internet_20_link" text:visited-style-name="Visited_20_Internet_20_Link"><text:span text:style-name="T1">https://research.henning.md</text:span></text:a><text:span text:style-name="T1">, </text:span><text:a xlink:type="simple" xlink:href="https://beacon.health.int.eu.org/" office:target-frame-name="_new" xlink:show="replace" text:style-name="Internet_20_link" text:visited-style-name="Visited_20_Internet_20_Link"><text:span text:style-name="T1">https://beacon.health.int.eu.org</text:span></text:a><text:span text:style-name="T1">, y el canal de streaming con más de 21.000 suscriptores— ha demostrado ser no solo una herramienta metodológica, sino un posicionamiento político y ético. En un entorno científico cada vez más mercantilizado, donde las </text:span><text:span text:style-name="Emphasis"><text:span text:style-name="T1">processing fees</text:span></text:span><text:span text:style-name="T1"> excluyen autorías, limitan la circulación del conocimiento y distorsionan la lógica evaluativa, es urgente recuperar el sentido público y la función estructurante de la ciencia: generar saber útil, transformador y libremente accesible.</text:span></text:p>
      <text:p text:style-name="P115">La ciencia que hoy domina el panorama institucional ha fallado en su promesa de mejora colectiva. Ha delegado la autoridad en simulacros de conocimiento, en cuerpos editoriales sin responsabilidad directa ni accountability, en métricas huecas que reproducen privilegios y niegan el valor del testimonio, la experiencia vivida, el conocimiento situado y la urgencia vital. Ha blindado el acceso a las publicaciones detrás de muros de pago, ha aceptado la captura de revistas por intereses comerciales y ha permitido que se institucionalice una forma de censura elitista que beneficia a quienes ya ocupan posiciones de poder, y margina a quienes necesitan con más urgencia ser escuchadas, comprendidas y protegidas.</text:p>
      <text:p text:style-name="P115">Esta tesis y los trabajos en curso apuntan a revertir ese patrón. No desde la idealización romántica de una ciencia pura, sino desde la construcción comprometida y práctica de una ciencia real: técnicamente robusta, socialmente útil, moralmente legítima, y políticamente necesaria. El objetivo es doble: producir conocimiento que ayude a revertir procesos de daño —y prevenir su repetición— y garantizar que ese conocimiento sea compartido en dominio público, sin coste, sin permiso de élites, y sin pasar por filtros que perpetúan el silenciamiento de las voces más valiosas: las de quienes sufren, resisten, y buscan construir otro mundo posible.</text:p>
      <text:p text:style-name="P115"><text:span text:style-name="T53">L</text:span>a acción EU BEACON no solo apoya estas iniciativas, sino que establece como criterio imprescindible la apertura del código, la disponibilidad libre de datos, y la construcción de instrumentos replicables, adaptables y usables por cualquier comunidad que los necesite. Solo así es posible garantizar que el conocimiento científico no sea un privilegio, sino un derecho, una herramienta de defensa colectiva, y un acto de justic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1:34:42.851688231</meta:creation-date>
    <dc:date>2025-06-19T11:47:16.242235433</dc:date>
    <meta:editing-duration>PT12M32S</meta:editing-duration>
    <meta:editing-cycles>7</meta:editing-cycles>
    <meta:generator>LibreOffice/24.2.7.2$Linux_X86_64 LibreOffice_project/420$Build-2</meta:generator>
    <meta:document-statistic meta:table-count="1" meta:image-count="0" meta:object-count="0" meta:page-count="26" meta:paragraph-count="179" meta:word-count="13397" meta:character-count="96553" meta:non-whitespace-character-count="83343"/>
  </office:meta>
</office:document-meta>
</file>